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5.223cm" fo:padding-top="0cm" fo:padding-bottom="0cm" fo:padding-left="0cm" fo:padding-right="0cm"/>
    </style:style>
    <style:style style:name="gr2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6.471cm" fo:padding-top="0cm" fo:padding-bottom="0cm" fo:padding-left="0cm" fo:padding-right="0cm"/>
    </style:style>
    <style:style style:name="gr3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5.999cm" fo:padding-top="0cm" fo:padding-bottom="0cm" fo:padding-left="0cm" fo:padding-right="0cm"/>
    </style:style>
    <style:style style:name="gr4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01cm" fo:padding-top="0cm" fo:padding-bottom="0cm" fo:padding-left="0cm" fo:padding-right="0cm"/>
    </style:style>
    <style:style style:name="gr5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152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058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4.21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cm" svg:stroke-color="#ff0000" draw:marker-start-width="0.2cm" draw:marker-end-width="0.2cm" draw:fill="none" fo:padding-top="0cm" fo:padding-bottom="0cm" fo:padding-left="0cm" fo:padding-right="0cm"/>
    </style:style>
    <style:style style:name="gr10" style:family="graphic" style:parent-style-name="standard">
      <style:graphic-properties draw:stroke="none" svg:stroke-width="0.01cm" svg:stroke-color="#ff0000" draw:marker-start-width="0.215cm" draw:marker-end-width="0.215cm" draw:fill="none" draw:textarea-horizontal-align="left" draw:textarea-vertical-align="top" draw:auto-grow-height="true" draw:auto-grow-width="true" fo:min-height="0.423cm" fo:min-width="3.551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3.5cm"/>
    </style:style>
    <style:style style:name="gr1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draw:stroke-linejoin="miter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draw:stroke-dash="Dash_20_1" svg:stroke-width="0cm" svg:stroke-color="#ff0000" draw:marker-start="" draw:marker-start-width="0.185cm" draw:marker-start-center="false" draw:marker-end="" draw:marker-end-width="0.185cm" draw:marker-end-center="false" svg:stroke-opacity="100%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color="#ff00ff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Tahoma" style:font-family-generic-asian="system" style:font-pitch-asian="variable" style:font-size-asian="24pt" style:language-asian="zh" style:country-asian="CN" style:font-style-asian="normal" style:font-weight-asian="normal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fo:font-family="Helvetica" fo:font-size="12pt" style:font-size-asian="12pt" style:font-family-complex="Helvetica" style:font-size-complex="12pt"/>
    </style:style>
    <style:style style:name="T2" style:family="text">
      <style:text-properties fo:color="#ff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59cm" svg:height="0.424cm" svg:x="1.27cm" svg:y="1.601cm">
          <draw:text-box>
            <text:p text:style-name="P1"><text:span text:style-name="T1">Produced by BoxMaker 1.5.3</text:span></text:p>
          </draw:text-box>
        </draw:frame>
        <draw:frame draw:style-name="gr2" draw:text-style-name="P1" draw:layer="layout" svg:width="6.7cm" svg:height="0.424cm" svg:x="1.27cm" svg:y="2.236cm">
          <draw:text-box>
            <text:p text:style-name="P1"><text:span text:style-name="T1"><text:s/></text:span><text:span text:style-name="T1">on Sun Sep 22 06:28:01 PDT 2013</text:span></text:p>
          </draw:text-box>
        </draw:frame>
        <draw:frame draw:style-name="gr3" draw:text-style-name="P1" draw:layer="layout" svg:width="6.09cm" svg:height="0.424cm" svg:x="1.27cm" svg:y="2.871cm">
          <draw:text-box>
            <text:p text:style-name="P1"><text:span text:style-name="T1">http://boxmaker.rahulbotics.com/</text:span></text:p>
          </draw:text-box>
        </draw:frame>
        <draw:frame draw:style-name="gr4" draw:text-style-name="P1" draw:layer="layout" svg:width="3.245cm" svg:height="0.424cm" svg:x="1.27cm" svg:y="3.506cm">
          <draw:text-box>
            <text:p text:style-name="P1"><text:span text:style-name="T1">Width (mm): 80.0</text:span></text:p>
          </draw:text-box>
        </draw:frame>
        <draw:frame draw:style-name="gr5" draw:text-style-name="P1" draw:layer="layout" svg:width="3.389cm" svg:height="0.424cm" svg:x="1.27cm" svg:y="4.141cm">
          <draw:text-box>
            <text:p text:style-name="P1"><text:span text:style-name="T1">Height (mm): 80.0</text:span></text:p>
          </draw:text-box>
        </draw:frame>
        <draw:frame draw:style-name="gr6" draw:text-style-name="P1" draw:layer="layout" svg:width="3.291cm" svg:height="0.424cm" svg:x="1.27cm" svg:y="4.776cm">
          <draw:text-box>
            <text:p text:style-name="P1"><text:span text:style-name="T1">Depth (mm): 80.0</text:span></text:p>
          </draw:text-box>
        </draw:frame>
        <draw:frame draw:style-name="gr7" draw:text-style-name="P1" draw:layer="layout" svg:width="3.833cm" svg:height="0.424cm" svg:x="1.27cm" svg:y="5.411cm">
          <draw:text-box>
            <text:p text:style-name="P1"><text:span text:style-name="T1">Thickness (mm): 3.0</text:span></text:p>
          </draw:text-box>
        </draw:frame>
        <draw:frame draw:style-name="gr8" draw:text-style-name="P1" draw:layer="layout" svg:width="4.447cm" svg:height="0.424cm" svg:x="1.27cm" svg:y="6.046cm">
          <draw:text-box>
            <text:p text:style-name="P1"><text:span text:style-name="T1">Notch Length (mm): 7.5</text:span></text:p>
          </draw:text-box>
        </draw:frame>
        <draw:line draw:style-name="gr9" draw:layer="layout" svg:x1="9.999cm" svg:y1="35.099cm" svg:x2="10.727cm" svg:y2="35.099cm">
          <text:p/>
        </draw:line>
        <draw:line draw:style-name="gr9" draw:layer="layout" svg:x1="10.727cm" svg:y1="34.8cm" svg:x2="10.727cm" svg:y2="35.099cm">
          <text:p/>
        </draw:line>
        <draw:line draw:style-name="gr9" draw:layer="layout" svg:x1="10.727cm" svg:y1="34.8cm" svg:x2="11.454cm" svg:y2="34.8cm">
          <text:p/>
        </draw:line>
        <draw:line draw:style-name="gr9" draw:layer="layout" svg:x1="11.454cm" svg:y1="34.8cm" svg:x2="11.454cm" svg:y2="35.099cm">
          <text:p/>
        </draw:line>
        <draw:line draw:style-name="gr9" draw:layer="layout" svg:x1="11.454cm" svg:y1="35.099cm" svg:x2="12.181cm" svg:y2="35.099cm">
          <text:p/>
        </draw:line>
        <draw:line draw:style-name="gr9" draw:layer="layout" svg:x1="12.181cm" svg:y1="34.8cm" svg:x2="12.181cm" svg:y2="35.099cm">
          <text:p/>
        </draw:line>
        <draw:line draw:style-name="gr9" draw:layer="layout" svg:x1="12.181cm" svg:y1="34.8cm" svg:x2="12.909cm" svg:y2="34.8cm">
          <text:p/>
        </draw:line>
        <draw:line draw:style-name="gr9" draw:layer="layout" svg:x1="12.909cm" svg:y1="34.8cm" svg:x2="12.909cm" svg:y2="35.099cm">
          <text:p/>
        </draw:line>
        <draw:line draw:style-name="gr9" draw:layer="layout" svg:x1="12.909cm" svg:y1="35.099cm" svg:x2="13.636cm" svg:y2="35.099cm">
          <text:p/>
        </draw:line>
        <draw:line draw:style-name="gr9" draw:layer="layout" svg:x1="13.636cm" svg:y1="34.8cm" svg:x2="13.636cm" svg:y2="35.099cm">
          <text:p/>
        </draw:line>
        <draw:line draw:style-name="gr9" draw:layer="layout" svg:x1="13.636cm" svg:y1="34.8cm" svg:x2="14.363cm" svg:y2="34.8cm">
          <text:p/>
        </draw:line>
        <draw:line draw:style-name="gr9" draw:layer="layout" svg:x1="14.363cm" svg:y1="34.8cm" svg:x2="14.363cm" svg:y2="35.099cm">
          <text:p/>
        </draw:line>
        <draw:line draw:style-name="gr9" draw:layer="layout" svg:x1="14.363cm" svg:y1="35.099cm" svg:x2="15.09cm" svg:y2="35.099cm">
          <text:p/>
        </draw:line>
        <draw:line draw:style-name="gr9" draw:layer="layout" svg:x1="15.09cm" svg:y1="34.8cm" svg:x2="15.09cm" svg:y2="35.099cm">
          <text:p/>
        </draw:line>
        <draw:line draw:style-name="gr9" draw:layer="layout" svg:x1="15.09cm" svg:y1="34.8cm" svg:x2="15.818cm" svg:y2="34.8cm">
          <text:p/>
        </draw:line>
        <draw:line draw:style-name="gr9" draw:layer="layout" svg:x1="15.818cm" svg:y1="34.8cm" svg:x2="15.818cm" svg:y2="35.099cm">
          <text:p/>
        </draw:line>
        <draw:line draw:style-name="gr9" draw:layer="layout" svg:x1="15.818cm" svg:y1="35.099cm" svg:x2="16.545cm" svg:y2="35.099cm">
          <text:p/>
        </draw:line>
        <draw:line draw:style-name="gr9" draw:layer="layout" svg:x1="16.545cm" svg:y1="34.8cm" svg:x2="16.545cm" svg:y2="35.099cm">
          <text:p/>
        </draw:line>
        <draw:line draw:style-name="gr9" draw:layer="layout" svg:x1="16.545cm" svg:y1="34.8cm" svg:x2="17.272cm" svg:y2="34.8cm">
          <text:p/>
        </draw:line>
        <draw:line draw:style-name="gr9" draw:layer="layout" svg:x1="17.272cm" svg:y1="34.8cm" svg:x2="17.272cm" svg:y2="35.099cm">
          <text:p/>
        </draw:line>
        <draw:line draw:style-name="gr9" draw:layer="layout" svg:x1="17.272cm" svg:y1="35.099cm" svg:x2="17.699cm" svg:y2="35.099cm">
          <text:p/>
        </draw:line>
        <draw:line draw:style-name="gr9" draw:layer="layout" svg:x1="9.999cm" svg:y1="27.099cm" svg:x2="10.727cm" svg:y2="27.099cm">
          <text:p/>
        </draw:line>
        <draw:line draw:style-name="gr9" draw:layer="layout" svg:x1="10.727cm" svg:y1="27.099cm" svg:x2="10.727cm" svg:y2="27.4cm">
          <text:p/>
        </draw:line>
        <draw:line draw:style-name="gr9" draw:layer="layout" svg:x1="10.727cm" svg:y1="27.4cm" svg:x2="11.454cm" svg:y2="27.4cm">
          <text:p/>
        </draw:line>
        <draw:line draw:style-name="gr9" draw:layer="layout" svg:x1="11.454cm" svg:y1="27.099cm" svg:x2="11.454cm" svg:y2="27.4cm">
          <text:p/>
        </draw:line>
        <draw:line draw:style-name="gr9" draw:layer="layout" svg:x1="11.454cm" svg:y1="27.099cm" svg:x2="12.181cm" svg:y2="27.099cm">
          <text:p/>
        </draw:line>
        <draw:line draw:style-name="gr9" draw:layer="layout" svg:x1="12.181cm" svg:y1="27.099cm" svg:x2="12.181cm" svg:y2="27.4cm">
          <text:p/>
        </draw:line>
        <draw:line draw:style-name="gr9" draw:layer="layout" svg:x1="12.181cm" svg:y1="27.4cm" svg:x2="12.909cm" svg:y2="27.4cm">
          <text:p/>
        </draw:line>
        <draw:line draw:style-name="gr9" draw:layer="layout" svg:x1="12.909cm" svg:y1="27.099cm" svg:x2="12.909cm" svg:y2="27.4cm">
          <text:p/>
        </draw:line>
        <draw:line draw:style-name="gr9" draw:layer="layout" svg:x1="12.909cm" svg:y1="27.099cm" svg:x2="13.636cm" svg:y2="27.099cm">
          <text:p/>
        </draw:line>
        <draw:line draw:style-name="gr9" draw:layer="layout" svg:x1="13.636cm" svg:y1="27.099cm" svg:x2="13.636cm" svg:y2="27.4cm">
          <text:p/>
        </draw:line>
        <draw:line draw:style-name="gr9" draw:layer="layout" svg:x1="13.636cm" svg:y1="27.4cm" svg:x2="14.363cm" svg:y2="27.4cm">
          <text:p/>
        </draw:line>
        <draw:line draw:style-name="gr9" draw:layer="layout" svg:x1="14.363cm" svg:y1="27.099cm" svg:x2="14.363cm" svg:y2="27.4cm">
          <text:p/>
        </draw:line>
        <draw:line draw:style-name="gr9" draw:layer="layout" svg:x1="14.363cm" svg:y1="27.099cm" svg:x2="15.09cm" svg:y2="27.099cm">
          <text:p/>
        </draw:line>
        <draw:line draw:style-name="gr9" draw:layer="layout" svg:x1="15.09cm" svg:y1="27.099cm" svg:x2="15.09cm" svg:y2="27.4cm">
          <text:p/>
        </draw:line>
        <draw:line draw:style-name="gr9" draw:layer="layout" svg:x1="15.09cm" svg:y1="27.4cm" svg:x2="15.818cm" svg:y2="27.4cm">
          <text:p/>
        </draw:line>
        <draw:line draw:style-name="gr9" draw:layer="layout" svg:x1="15.818cm" svg:y1="27.099cm" svg:x2="15.818cm" svg:y2="27.4cm">
          <text:p/>
        </draw:line>
        <draw:line draw:style-name="gr9" draw:layer="layout" svg:x1="15.818cm" svg:y1="27.099cm" svg:x2="16.545cm" svg:y2="27.099cm">
          <text:p/>
        </draw:line>
        <draw:line draw:style-name="gr9" draw:layer="layout" svg:x1="16.545cm" svg:y1="27.099cm" svg:x2="16.545cm" svg:y2="27.4cm">
          <text:p/>
        </draw:line>
        <draw:line draw:style-name="gr9" draw:layer="layout" svg:x1="16.545cm" svg:y1="27.4cm" svg:x2="17.272cm" svg:y2="27.4cm">
          <text:p/>
        </draw:line>
        <draw:line draw:style-name="gr9" draw:layer="layout" svg:x1="17.272cm" svg:y1="27.099cm" svg:x2="17.272cm" svg:y2="27.4cm">
          <text:p/>
        </draw:line>
        <draw:line draw:style-name="gr9" draw:layer="layout" svg:x1="17.272cm" svg:y1="27.099cm" svg:x2="17.699cm" svg:y2="27.099cm">
          <text:p/>
        </draw:line>
        <draw:line draw:style-name="gr9" draw:layer="layout" svg:x1="9.999cm" svg:y1="35.099cm" svg:x2="9.999cm" svg:y2="34.372cm">
          <text:p/>
        </draw:line>
        <draw:line draw:style-name="gr9" draw:layer="layout" svg:x1="10.3cm" svg:y1="34.372cm" svg:x2="9.999cm" svg:y2="34.372cm">
          <text:p/>
        </draw:line>
        <draw:line draw:style-name="gr9" draw:layer="layout" svg:x1="10.3cm" svg:y1="34.372cm" svg:x2="10.3cm" svg:y2="33.645cm">
          <text:p/>
        </draw:line>
        <draw:line draw:style-name="gr9" draw:layer="layout" svg:x1="10.3cm" svg:y1="33.645cm" svg:x2="9.999cm" svg:y2="33.645cm">
          <text:p/>
        </draw:line>
        <draw:line draw:style-name="gr9" draw:layer="layout" svg:x1="9.999cm" svg:y1="33.645cm" svg:x2="9.999cm" svg:y2="32.918cm">
          <text:p/>
        </draw:line>
        <draw:line draw:style-name="gr9" draw:layer="layout" svg:x1="10.3cm" svg:y1="32.918cm" svg:x2="9.999cm" svg:y2="32.918cm">
          <text:p/>
        </draw:line>
        <draw:line draw:style-name="gr9" draw:layer="layout" svg:x1="10.3cm" svg:y1="32.918cm" svg:x2="10.3cm" svg:y2="32.19cm">
          <text:p/>
        </draw:line>
        <draw:line draw:style-name="gr9" draw:layer="layout" svg:x1="10.3cm" svg:y1="32.19cm" svg:x2="9.999cm" svg:y2="32.19cm">
          <text:p/>
        </draw:line>
        <draw:line draw:style-name="gr9" draw:layer="layout" svg:x1="9.999cm" svg:y1="32.19cm" svg:x2="9.999cm" svg:y2="31.463cm">
          <text:p/>
        </draw:line>
        <draw:line draw:style-name="gr9" draw:layer="layout" svg:x1="10.3cm" svg:y1="31.463cm" svg:x2="9.999cm" svg:y2="31.463cm">
          <text:p/>
        </draw:line>
        <draw:line draw:style-name="gr9" draw:layer="layout" svg:x1="10.3cm" svg:y1="31.463cm" svg:x2="10.3cm" svg:y2="30.736cm">
          <text:p/>
        </draw:line>
        <draw:line draw:style-name="gr9" draw:layer="layout" svg:x1="10.3cm" svg:y1="30.736cm" svg:x2="9.999cm" svg:y2="30.736cm">
          <text:p/>
        </draw:line>
        <draw:line draw:style-name="gr9" draw:layer="layout" svg:x1="9.999cm" svg:y1="30.736cm" svg:x2="9.999cm" svg:y2="30.008cm">
          <text:p/>
        </draw:line>
        <draw:line draw:style-name="gr9" draw:layer="layout" svg:x1="10.3cm" svg:y1="30.008cm" svg:x2="9.999cm" svg:y2="30.008cm">
          <text:p/>
        </draw:line>
        <draw:line draw:style-name="gr9" draw:layer="layout" svg:x1="10.3cm" svg:y1="30.008cm" svg:x2="10.3cm" svg:y2="29.281cm">
          <text:p/>
        </draw:line>
        <draw:line draw:style-name="gr9" draw:layer="layout" svg:x1="10.3cm" svg:y1="29.281cm" svg:x2="9.999cm" svg:y2="29.281cm">
          <text:p/>
        </draw:line>
        <draw:line draw:style-name="gr9" draw:layer="layout" svg:x1="9.999cm" svg:y1="29.281cm" svg:x2="9.999cm" svg:y2="28.554cm">
          <text:p/>
        </draw:line>
        <draw:line draw:style-name="gr9" draw:layer="layout" svg:x1="10.3cm" svg:y1="28.554cm" svg:x2="9.999cm" svg:y2="28.554cm">
          <text:p/>
        </draw:line>
        <draw:line draw:style-name="gr9" draw:layer="layout" svg:x1="10.3cm" svg:y1="28.554cm" svg:x2="10.3cm" svg:y2="27.827cm">
          <text:p/>
        </draw:line>
        <draw:line draw:style-name="gr9" draw:layer="layout" svg:x1="10.3cm" svg:y1="27.827cm" svg:x2="9.999cm" svg:y2="27.827cm">
          <text:p/>
        </draw:line>
        <draw:line draw:style-name="gr9" draw:layer="layout" svg:x1="9.999cm" svg:y1="27.827cm" svg:x2="9.999cm" svg:y2="27.099cm">
          <text:p/>
        </draw:line>
        <draw:line draw:style-name="gr9" draw:layer="layout" svg:x1="17.699cm" svg:y1="35.099cm" svg:x2="17.699cm" svg:y2="34.372cm">
          <text:p/>
        </draw:line>
        <draw:line draw:style-name="gr9" draw:layer="layout" svg:x1="18cm" svg:y1="34.372cm" svg:x2="17.699cm" svg:y2="34.372cm">
          <text:p/>
        </draw:line>
        <draw:line draw:style-name="gr9" draw:layer="layout" svg:x1="18cm" svg:y1="34.372cm" svg:x2="18cm" svg:y2="33.645cm">
          <text:p/>
        </draw:line>
        <draw:line draw:style-name="gr9" draw:layer="layout" svg:x1="18cm" svg:y1="33.645cm" svg:x2="17.699cm" svg:y2="33.645cm">
          <text:p/>
        </draw:line>
        <draw:line draw:style-name="gr9" draw:layer="layout" svg:x1="17.699cm" svg:y1="33.645cm" svg:x2="17.699cm" svg:y2="32.918cm">
          <text:p/>
        </draw:line>
        <draw:line draw:style-name="gr9" draw:layer="layout" svg:x1="18cm" svg:y1="32.918cm" svg:x2="17.699cm" svg:y2="32.918cm">
          <text:p/>
        </draw:line>
        <draw:line draw:style-name="gr9" draw:layer="layout" svg:x1="18cm" svg:y1="32.918cm" svg:x2="18cm" svg:y2="32.19cm">
          <text:p/>
        </draw:line>
        <draw:line draw:style-name="gr9" draw:layer="layout" svg:x1="18cm" svg:y1="32.19cm" svg:x2="17.699cm" svg:y2="32.19cm">
          <text:p/>
        </draw:line>
        <draw:line draw:style-name="gr9" draw:layer="layout" svg:x1="17.699cm" svg:y1="32.19cm" svg:x2="17.699cm" svg:y2="31.463cm">
          <text:p/>
        </draw:line>
        <draw:line draw:style-name="gr9" draw:layer="layout" svg:x1="18cm" svg:y1="31.463cm" svg:x2="17.699cm" svg:y2="31.463cm">
          <text:p/>
        </draw:line>
        <draw:line draw:style-name="gr9" draw:layer="layout" svg:x1="18cm" svg:y1="31.463cm" svg:x2="18cm" svg:y2="30.736cm">
          <text:p/>
        </draw:line>
        <draw:line draw:style-name="gr9" draw:layer="layout" svg:x1="18cm" svg:y1="30.736cm" svg:x2="17.699cm" svg:y2="30.736cm">
          <text:p/>
        </draw:line>
        <draw:line draw:style-name="gr9" draw:layer="layout" svg:x1="17.699cm" svg:y1="30.736cm" svg:x2="17.699cm" svg:y2="30.008cm">
          <text:p/>
        </draw:line>
        <draw:line draw:style-name="gr9" draw:layer="layout" svg:x1="18cm" svg:y1="30.008cm" svg:x2="17.699cm" svg:y2="30.008cm">
          <text:p/>
        </draw:line>
        <draw:line draw:style-name="gr9" draw:layer="layout" svg:x1="18cm" svg:y1="30.008cm" svg:x2="18cm" svg:y2="29.281cm">
          <text:p/>
        </draw:line>
        <draw:line draw:style-name="gr9" draw:layer="layout" svg:x1="18cm" svg:y1="29.281cm" svg:x2="17.699cm" svg:y2="29.281cm">
          <text:p/>
        </draw:line>
        <draw:line draw:style-name="gr9" draw:layer="layout" svg:x1="17.699cm" svg:y1="29.281cm" svg:x2="17.699cm" svg:y2="28.554cm">
          <text:p/>
        </draw:line>
        <draw:line draw:style-name="gr9" draw:layer="layout" svg:x1="18cm" svg:y1="28.554cm" svg:x2="17.699cm" svg:y2="28.554cm">
          <text:p/>
        </draw:line>
        <draw:line draw:style-name="gr9" draw:layer="layout" svg:x1="18cm" svg:y1="28.554cm" svg:x2="18cm" svg:y2="27.827cm">
          <text:p/>
        </draw:line>
        <draw:line draw:style-name="gr9" draw:layer="layout" svg:x1="18cm" svg:y1="27.827cm" svg:x2="17.699cm" svg:y2="27.827cm">
          <text:p/>
        </draw:line>
        <draw:line draw:style-name="gr9" draw:layer="layout" svg:x1="17.699cm" svg:y1="27.827cm" svg:x2="17.699cm" svg:y2="27.099cm">
          <text:p/>
        </draw:line>
        <draw:line draw:style-name="gr9" draw:layer="layout" svg:x1="1.7cm" svg:y1="27cm" svg:x2="2.427cm" svg:y2="27cm">
          <text:p/>
        </draw:line>
        <draw:line draw:style-name="gr9" draw:layer="layout" svg:x1="2.427cm" svg:y1="26.699cm" svg:x2="2.427cm" svg:y2="27cm">
          <text:p/>
        </draw:line>
        <draw:line draw:style-name="gr9" draw:layer="layout" svg:x1="2.427cm" svg:y1="26.699cm" svg:x2="3.154cm" svg:y2="26.699cm">
          <text:p/>
        </draw:line>
        <draw:line draw:style-name="gr9" draw:layer="layout" svg:x1="3.154cm" svg:y1="26.699cm" svg:x2="3.154cm" svg:y2="27cm">
          <text:p/>
        </draw:line>
        <draw:line draw:style-name="gr9" draw:layer="layout" svg:x1="3.154cm" svg:y1="27cm" svg:x2="3.881cm" svg:y2="27cm">
          <text:p/>
        </draw:line>
        <draw:line draw:style-name="gr9" draw:layer="layout" svg:x1="3.881cm" svg:y1="26.699cm" svg:x2="3.881cm" svg:y2="27cm">
          <text:p/>
        </draw:line>
        <draw:line draw:style-name="gr9" draw:layer="layout" svg:x1="3.881cm" svg:y1="26.699cm" svg:x2="4.609cm" svg:y2="26.699cm">
          <text:p/>
        </draw:line>
        <draw:line draw:style-name="gr9" draw:layer="layout" svg:x1="4.609cm" svg:y1="26.699cm" svg:x2="4.609cm" svg:y2="27cm">
          <text:p/>
        </draw:line>
        <draw:line draw:style-name="gr9" draw:layer="layout" svg:x1="4.609cm" svg:y1="27cm" svg:x2="5.336cm" svg:y2="27cm">
          <text:p/>
        </draw:line>
        <draw:line draw:style-name="gr9" draw:layer="layout" svg:x1="5.336cm" svg:y1="26.699cm" svg:x2="5.336cm" svg:y2="27cm">
          <text:p/>
        </draw:line>
        <draw:line draw:style-name="gr9" draw:layer="layout" svg:x1="5.336cm" svg:y1="26.699cm" svg:x2="6.063cm" svg:y2="26.699cm">
          <text:p/>
        </draw:line>
        <draw:line draw:style-name="gr9" draw:layer="layout" svg:x1="6.063cm" svg:y1="26.699cm" svg:x2="6.063cm" svg:y2="27cm">
          <text:p/>
        </draw:line>
        <draw:line draw:style-name="gr9" draw:layer="layout" svg:x1="6.063cm" svg:y1="27cm" svg:x2="6.791cm" svg:y2="27cm">
          <text:p/>
        </draw:line>
        <draw:line draw:style-name="gr9" draw:layer="layout" svg:x1="6.791cm" svg:y1="26.699cm" svg:x2="6.791cm" svg:y2="27cm">
          <text:p/>
        </draw:line>
        <draw:line draw:style-name="gr9" draw:layer="layout" svg:x1="6.791cm" svg:y1="26.699cm" svg:x2="7.518cm" svg:y2="26.699cm">
          <text:p/>
        </draw:line>
        <draw:line draw:style-name="gr9" draw:layer="layout" svg:x1="7.518cm" svg:y1="26.699cm" svg:x2="7.518cm" svg:y2="27cm">
          <text:p/>
        </draw:line>
        <draw:line draw:style-name="gr9" draw:layer="layout" svg:x1="7.518cm" svg:y1="27cm" svg:x2="8.245cm" svg:y2="27cm">
          <text:p/>
        </draw:line>
        <draw:line draw:style-name="gr9" draw:layer="layout" svg:x1="8.245cm" svg:y1="26.699cm" svg:x2="8.245cm" svg:y2="27cm">
          <text:p/>
        </draw:line>
        <draw:line draw:style-name="gr9" draw:layer="layout" svg:x1="8.245cm" svg:y1="26.699cm" svg:x2="8.972cm" svg:y2="26.699cm">
          <text:p/>
        </draw:line>
        <draw:line draw:style-name="gr9" draw:layer="layout" svg:x1="8.972cm" svg:y1="26.699cm" svg:x2="8.972cm" svg:y2="27cm">
          <text:p/>
        </draw:line>
        <draw:line draw:style-name="gr9" draw:layer="layout" svg:x1="8.972cm" svg:y1="27cm" svg:x2="9.399cm" svg:y2="27cm">
          <text:p/>
        </draw:line>
        <draw:line draw:style-name="gr9" draw:layer="layout" svg:x1="1.7cm" svg:y1="18.999cm" svg:x2="2.427cm" svg:y2="18.999cm">
          <text:p/>
        </draw:line>
        <draw:line draw:style-name="gr9" draw:layer="layout" svg:x1="2.427cm" svg:y1="18.999cm" svg:x2="2.427cm" svg:y2="19.3cm">
          <text:p/>
        </draw:line>
        <draw:line draw:style-name="gr9" draw:layer="layout" svg:x1="2.427cm" svg:y1="19.3cm" svg:x2="3.154cm" svg:y2="19.3cm">
          <text:p/>
        </draw:line>
        <draw:line draw:style-name="gr9" draw:layer="layout" svg:x1="3.154cm" svg:y1="18.999cm" svg:x2="3.154cm" svg:y2="19.3cm">
          <text:p/>
        </draw:line>
        <draw:line draw:style-name="gr9" draw:layer="layout" svg:x1="3.154cm" svg:y1="18.999cm" svg:x2="3.881cm" svg:y2="18.999cm">
          <text:p/>
        </draw:line>
        <draw:line draw:style-name="gr9" draw:layer="layout" svg:x1="3.881cm" svg:y1="18.999cm" svg:x2="3.881cm" svg:y2="19.3cm">
          <text:p/>
        </draw:line>
        <draw:line draw:style-name="gr9" draw:layer="layout" svg:x1="3.881cm" svg:y1="19.3cm" svg:x2="4.609cm" svg:y2="19.3cm">
          <text:p/>
        </draw:line>
        <draw:line draw:style-name="gr9" draw:layer="layout" svg:x1="4.609cm" svg:y1="18.999cm" svg:x2="4.609cm" svg:y2="19.3cm">
          <text:p/>
        </draw:line>
        <draw:line draw:style-name="gr9" draw:layer="layout" svg:x1="4.609cm" svg:y1="18.999cm" svg:x2="5.336cm" svg:y2="18.999cm">
          <text:p/>
        </draw:line>
        <draw:line draw:style-name="gr9" draw:layer="layout" svg:x1="5.336cm" svg:y1="18.999cm" svg:x2="5.336cm" svg:y2="19.3cm">
          <text:p/>
        </draw:line>
        <draw:line draw:style-name="gr9" draw:layer="layout" svg:x1="5.336cm" svg:y1="19.3cm" svg:x2="6.063cm" svg:y2="19.3cm">
          <text:p/>
        </draw:line>
        <draw:line draw:style-name="gr9" draw:layer="layout" svg:x1="6.063cm" svg:y1="18.999cm" svg:x2="6.063cm" svg:y2="19.3cm">
          <text:p/>
        </draw:line>
        <draw:line draw:style-name="gr9" draw:layer="layout" svg:x1="6.063cm" svg:y1="18.999cm" svg:x2="6.791cm" svg:y2="18.999cm">
          <text:p/>
        </draw:line>
        <draw:line draw:style-name="gr9" draw:layer="layout" svg:x1="6.791cm" svg:y1="18.999cm" svg:x2="6.791cm" svg:y2="19.3cm">
          <text:p/>
        </draw:line>
        <draw:line draw:style-name="gr9" draw:layer="layout" svg:x1="6.791cm" svg:y1="19.3cm" svg:x2="7.518cm" svg:y2="19.3cm">
          <text:p/>
        </draw:line>
        <draw:line draw:style-name="gr9" draw:layer="layout" svg:x1="7.518cm" svg:y1="18.999cm" svg:x2="7.518cm" svg:y2="19.3cm">
          <text:p/>
        </draw:line>
        <draw:line draw:style-name="gr9" draw:layer="layout" svg:x1="7.518cm" svg:y1="18.999cm" svg:x2="8.245cm" svg:y2="18.999cm">
          <text:p/>
        </draw:line>
        <draw:line draw:style-name="gr9" draw:layer="layout" svg:x1="8.245cm" svg:y1="18.999cm" svg:x2="8.245cm" svg:y2="19.3cm">
          <text:p/>
        </draw:line>
        <draw:line draw:style-name="gr9" draw:layer="layout" svg:x1="8.245cm" svg:y1="19.3cm" svg:x2="8.972cm" svg:y2="19.3cm">
          <text:p/>
        </draw:line>
        <draw:line draw:style-name="gr9" draw:layer="layout" svg:x1="8.972cm" svg:y1="18.999cm" svg:x2="8.972cm" svg:y2="19.3cm">
          <text:p/>
        </draw:line>
        <draw:line draw:style-name="gr9" draw:layer="layout" svg:x1="8.972cm" svg:y1="18.999cm" svg:x2="9.399cm" svg:y2="18.999cm">
          <text:p/>
        </draw:line>
        <draw:line draw:style-name="gr9" draw:layer="layout" svg:x1="1.7cm" svg:y1="27cm" svg:x2="1.7cm" svg:y2="26.272cm">
          <text:p/>
        </draw:line>
        <draw:line draw:style-name="gr9" draw:layer="layout" svg:x1="1.999cm" svg:y1="26.272cm" svg:x2="1.7cm" svg:y2="26.272cm">
          <text:p/>
        </draw:line>
        <draw:line draw:style-name="gr9" draw:layer="layout" svg:x1="1.999cm" svg:y1="26.272cm" svg:x2="1.999cm" svg:y2="25.545cm">
          <text:p/>
        </draw:line>
        <draw:line draw:style-name="gr9" draw:layer="layout" svg:x1="1.999cm" svg:y1="25.545cm" svg:x2="1.7cm" svg:y2="25.545cm">
          <text:p/>
        </draw:line>
        <draw:line draw:style-name="gr9" draw:layer="layout" svg:x1="1.7cm" svg:y1="25.545cm" svg:x2="1.7cm" svg:y2="24.818cm">
          <text:p/>
        </draw:line>
        <draw:line draw:style-name="gr9" draw:layer="layout" svg:x1="1.999cm" svg:y1="24.818cm" svg:x2="1.7cm" svg:y2="24.818cm">
          <text:p/>
        </draw:line>
        <draw:line draw:style-name="gr9" draw:layer="layout" svg:x1="1.999cm" svg:y1="24.818cm" svg:x2="1.999cm" svg:y2="24.09cm">
          <text:p/>
        </draw:line>
        <draw:line draw:style-name="gr9" draw:layer="layout" svg:x1="1.999cm" svg:y1="24.09cm" svg:x2="1.7cm" svg:y2="24.09cm">
          <text:p/>
        </draw:line>
        <draw:line draw:style-name="gr9" draw:layer="layout" svg:x1="1.7cm" svg:y1="24.09cm" svg:x2="1.7cm" svg:y2="23.363cm">
          <text:p/>
        </draw:line>
        <draw:line draw:style-name="gr9" draw:layer="layout" svg:x1="1.999cm" svg:y1="23.363cm" svg:x2="1.7cm" svg:y2="23.363cm">
          <text:p/>
        </draw:line>
        <draw:line draw:style-name="gr9" draw:layer="layout" svg:x1="1.999cm" svg:y1="23.363cm" svg:x2="1.999cm" svg:y2="22.636cm">
          <text:p/>
        </draw:line>
        <draw:line draw:style-name="gr9" draw:layer="layout" svg:x1="1.999cm" svg:y1="22.636cm" svg:x2="1.7cm" svg:y2="22.636cm">
          <text:p/>
        </draw:line>
        <draw:line draw:style-name="gr9" draw:layer="layout" svg:x1="1.7cm" svg:y1="22.636cm" svg:x2="1.7cm" svg:y2="21.909cm">
          <text:p/>
        </draw:line>
        <draw:line draw:style-name="gr9" draw:layer="layout" svg:x1="1.999cm" svg:y1="21.909cm" svg:x2="1.7cm" svg:y2="21.909cm">
          <text:p/>
        </draw:line>
        <draw:line draw:style-name="gr9" draw:layer="layout" svg:x1="1.999cm" svg:y1="21.909cm" svg:x2="1.999cm" svg:y2="21.181cm">
          <text:p/>
        </draw:line>
        <draw:line draw:style-name="gr9" draw:layer="layout" svg:x1="1.999cm" svg:y1="21.181cm" svg:x2="1.7cm" svg:y2="21.181cm">
          <text:p/>
        </draw:line>
        <draw:line draw:style-name="gr9" draw:layer="layout" svg:x1="1.7cm" svg:y1="21.181cm" svg:x2="1.7cm" svg:y2="20.454cm">
          <text:p/>
        </draw:line>
        <draw:line draw:style-name="gr9" draw:layer="layout" svg:x1="1.999cm" svg:y1="20.454cm" svg:x2="1.7cm" svg:y2="20.454cm">
          <text:p/>
        </draw:line>
        <draw:line draw:style-name="gr9" draw:layer="layout" svg:x1="1.999cm" svg:y1="20.454cm" svg:x2="1.999cm" svg:y2="19.727cm">
          <text:p/>
        </draw:line>
        <draw:line draw:style-name="gr9" draw:layer="layout" svg:x1="1.999cm" svg:y1="19.727cm" svg:x2="1.7cm" svg:y2="19.727cm">
          <text:p/>
        </draw:line>
        <draw:line draw:style-name="gr9" draw:layer="layout" svg:x1="1.7cm" svg:y1="19.727cm" svg:x2="1.7cm" svg:y2="18.999cm">
          <text:p/>
        </draw:line>
        <draw:line draw:style-name="gr9" draw:layer="layout" svg:x1="9.399cm" svg:y1="27cm" svg:x2="9.399cm" svg:y2="26.272cm">
          <text:p/>
        </draw:line>
        <draw:line draw:style-name="gr9" draw:layer="layout" svg:x1="9.7cm" svg:y1="26.272cm" svg:x2="9.399cm" svg:y2="26.272cm">
          <text:p/>
        </draw:line>
        <draw:line draw:style-name="gr9" draw:layer="layout" svg:x1="9.7cm" svg:y1="26.272cm" svg:x2="9.7cm" svg:y2="25.545cm">
          <text:p/>
        </draw:line>
        <draw:line draw:style-name="gr9" draw:layer="layout" svg:x1="9.7cm" svg:y1="25.545cm" svg:x2="9.399cm" svg:y2="25.545cm">
          <text:p/>
        </draw:line>
        <draw:line draw:style-name="gr9" draw:layer="layout" svg:x1="9.399cm" svg:y1="25.545cm" svg:x2="9.399cm" svg:y2="24.818cm">
          <text:p/>
        </draw:line>
        <draw:line draw:style-name="gr9" draw:layer="layout" svg:x1="9.7cm" svg:y1="24.818cm" svg:x2="9.399cm" svg:y2="24.818cm">
          <text:p/>
        </draw:line>
        <draw:line draw:style-name="gr9" draw:layer="layout" svg:x1="9.7cm" svg:y1="24.818cm" svg:x2="9.7cm" svg:y2="24.09cm">
          <text:p/>
        </draw:line>
        <draw:line draw:style-name="gr9" draw:layer="layout" svg:x1="9.7cm" svg:y1="24.09cm" svg:x2="9.399cm" svg:y2="24.09cm">
          <text:p/>
        </draw:line>
        <draw:line draw:style-name="gr9" draw:layer="layout" svg:x1="9.399cm" svg:y1="24.09cm" svg:x2="9.399cm" svg:y2="23.363cm">
          <text:p/>
        </draw:line>
        <draw:line draw:style-name="gr9" draw:layer="layout" svg:x1="9.7cm" svg:y1="23.363cm" svg:x2="9.399cm" svg:y2="23.363cm">
          <text:p/>
        </draw:line>
        <draw:line draw:style-name="gr9" draw:layer="layout" svg:x1="9.7cm" svg:y1="23.363cm" svg:x2="9.7cm" svg:y2="22.636cm">
          <text:p/>
        </draw:line>
        <draw:line draw:style-name="gr9" draw:layer="layout" svg:x1="9.7cm" svg:y1="22.636cm" svg:x2="9.399cm" svg:y2="22.636cm">
          <text:p/>
        </draw:line>
        <draw:line draw:style-name="gr9" draw:layer="layout" svg:x1="9.399cm" svg:y1="22.636cm" svg:x2="9.399cm" svg:y2="21.909cm">
          <text:p/>
        </draw:line>
        <draw:line draw:style-name="gr9" draw:layer="layout" svg:x1="9.7cm" svg:y1="21.909cm" svg:x2="9.399cm" svg:y2="21.909cm">
          <text:p/>
        </draw:line>
        <draw:line draw:style-name="gr9" draw:layer="layout" svg:x1="9.7cm" svg:y1="21.909cm" svg:x2="9.7cm" svg:y2="21.181cm">
          <text:p/>
        </draw:line>
        <draw:line draw:style-name="gr9" draw:layer="layout" svg:x1="9.7cm" svg:y1="21.181cm" svg:x2="9.399cm" svg:y2="21.181cm">
          <text:p/>
        </draw:line>
        <draw:line draw:style-name="gr9" draw:layer="layout" svg:x1="9.399cm" svg:y1="21.181cm" svg:x2="9.399cm" svg:y2="20.454cm">
          <text:p/>
        </draw:line>
        <draw:line draw:style-name="gr9" draw:layer="layout" svg:x1="9.7cm" svg:y1="20.454cm" svg:x2="9.399cm" svg:y2="20.454cm">
          <text:p/>
        </draw:line>
        <draw:line draw:style-name="gr9" draw:layer="layout" svg:x1="9.7cm" svg:y1="20.454cm" svg:x2="9.7cm" svg:y2="19.727cm">
          <text:p/>
        </draw:line>
        <draw:line draw:style-name="gr9" draw:layer="layout" svg:x1="9.7cm" svg:y1="19.727cm" svg:x2="9.399cm" svg:y2="19.727cm">
          <text:p/>
        </draw:line>
        <draw:line draw:style-name="gr9" draw:layer="layout" svg:x1="9.399cm" svg:y1="19.727cm" svg:x2="9.399cm" svg:y2="18.999cm">
          <text:p/>
        </draw:line>
        <draw:line draw:style-name="gr9" draw:layer="layout" svg:x1="10.3cm" svg:y1="26.699cm" svg:x2="10.727cm" svg:y2="26.699cm">
          <text:p/>
        </draw:line>
        <draw:line draw:style-name="gr9" draw:layer="layout" svg:x1="10.727cm" svg:y1="26.699cm" svg:x2="10.727cm" svg:y2="27cm">
          <text:p/>
        </draw:line>
        <draw:line draw:style-name="gr9" draw:layer="layout" svg:x1="10.727cm" svg:y1="27cm" svg:x2="11.454cm" svg:y2="27cm">
          <text:p/>
        </draw:line>
        <draw:line draw:style-name="gr9" draw:layer="layout" svg:x1="11.454cm" svg:y1="26.699cm" svg:x2="11.454cm" svg:y2="27cm">
          <text:p/>
        </draw:line>
        <draw:line draw:style-name="gr9" draw:layer="layout" svg:x1="11.454cm" svg:y1="26.699cm" svg:x2="12.181cm" svg:y2="26.699cm">
          <text:p/>
        </draw:line>
        <draw:line draw:style-name="gr9" draw:layer="layout" svg:x1="12.181cm" svg:y1="26.699cm" svg:x2="12.181cm" svg:y2="27cm">
          <text:p/>
        </draw:line>
        <draw:line draw:style-name="gr9" draw:layer="layout" svg:x1="12.181cm" svg:y1="27cm" svg:x2="12.909cm" svg:y2="27cm">
          <text:p/>
        </draw:line>
        <draw:line draw:style-name="gr9" draw:layer="layout" svg:x1="12.909cm" svg:y1="26.699cm" svg:x2="12.909cm" svg:y2="27cm">
          <text:p/>
        </draw:line>
        <draw:line draw:style-name="gr9" draw:layer="layout" svg:x1="12.909cm" svg:y1="26.699cm" svg:x2="13.636cm" svg:y2="26.699cm">
          <text:p/>
        </draw:line>
        <draw:line draw:style-name="gr9" draw:layer="layout" svg:x1="13.636cm" svg:y1="26.699cm" svg:x2="13.636cm" svg:y2="27cm">
          <text:p/>
        </draw:line>
        <draw:line draw:style-name="gr9" draw:layer="layout" svg:x1="13.636cm" svg:y1="27cm" svg:x2="14.363cm" svg:y2="27cm">
          <text:p/>
        </draw:line>
        <draw:line draw:style-name="gr9" draw:layer="layout" svg:x1="14.363cm" svg:y1="26.699cm" svg:x2="14.363cm" svg:y2="27cm">
          <text:p/>
        </draw:line>
        <draw:line draw:style-name="gr9" draw:layer="layout" svg:x1="14.363cm" svg:y1="26.699cm" svg:x2="15.09cm" svg:y2="26.699cm">
          <text:p/>
        </draw:line>
        <draw:line draw:style-name="gr9" draw:layer="layout" svg:x1="15.09cm" svg:y1="26.699cm" svg:x2="15.09cm" svg:y2="27cm">
          <text:p/>
        </draw:line>
        <draw:line draw:style-name="gr9" draw:layer="layout" svg:x1="15.09cm" svg:y1="27cm" svg:x2="15.818cm" svg:y2="27cm">
          <text:p/>
        </draw:line>
        <draw:line draw:style-name="gr9" draw:layer="layout" svg:x1="15.818cm" svg:y1="26.699cm" svg:x2="15.818cm" svg:y2="27cm">
          <text:p/>
        </draw:line>
        <draw:line draw:style-name="gr9" draw:layer="layout" svg:x1="15.818cm" svg:y1="26.699cm" svg:x2="16.545cm" svg:y2="26.699cm">
          <text:p/>
        </draw:line>
        <draw:line draw:style-name="gr9" draw:layer="layout" svg:x1="16.545cm" svg:y1="26.699cm" svg:x2="16.545cm" svg:y2="27cm">
          <text:p/>
        </draw:line>
        <draw:line draw:style-name="gr9" draw:layer="layout" svg:x1="16.545cm" svg:y1="27cm" svg:x2="17.272cm" svg:y2="27cm">
          <text:p/>
        </draw:line>
        <draw:line draw:style-name="gr9" draw:layer="layout" svg:x1="17.272cm" svg:y1="26.699cm" svg:x2="17.272cm" svg:y2="27cm">
          <text:p/>
        </draw:line>
        <draw:line draw:style-name="gr9" draw:layer="layout" svg:x1="17.272cm" svg:y1="26.699cm" svg:x2="17.699cm" svg:y2="26.699cm">
          <text:p/>
        </draw:line>
        <draw:line draw:style-name="gr9" draw:layer="layout" svg:x1="10.3cm" svg:y1="19.3cm" svg:x2="10.727cm" svg:y2="19.3cm">
          <text:p/>
        </draw:line>
        <draw:line draw:style-name="gr9" draw:layer="layout" svg:x1="10.727cm" svg:y1="18.999cm" svg:x2="10.727cm" svg:y2="19.3cm">
          <text:p/>
        </draw:line>
        <draw:line draw:style-name="gr9" draw:layer="layout" svg:x1="10.727cm" svg:y1="18.999cm" svg:x2="11.454cm" svg:y2="18.999cm">
          <text:p/>
        </draw:line>
        <draw:line draw:style-name="gr9" draw:layer="layout" svg:x1="11.454cm" svg:y1="18.999cm" svg:x2="11.454cm" svg:y2="19.3cm">
          <text:p/>
        </draw:line>
        <draw:line draw:style-name="gr9" draw:layer="layout" svg:x1="11.454cm" svg:y1="19.3cm" svg:x2="12.181cm" svg:y2="19.3cm">
          <text:p/>
        </draw:line>
        <draw:line draw:style-name="gr9" draw:layer="layout" svg:x1="12.181cm" svg:y1="18.999cm" svg:x2="12.181cm" svg:y2="19.3cm">
          <text:p/>
        </draw:line>
        <draw:line draw:style-name="gr9" draw:layer="layout" svg:x1="12.181cm" svg:y1="18.999cm" svg:x2="12.909cm" svg:y2="18.999cm">
          <text:p/>
        </draw:line>
        <draw:line draw:style-name="gr9" draw:layer="layout" svg:x1="12.909cm" svg:y1="18.999cm" svg:x2="12.909cm" svg:y2="19.3cm">
          <text:p/>
        </draw:line>
        <draw:line draw:style-name="gr9" draw:layer="layout" svg:x1="12.909cm" svg:y1="19.3cm" svg:x2="13.636cm" svg:y2="19.3cm">
          <text:p/>
        </draw:line>
        <draw:line draw:style-name="gr9" draw:layer="layout" svg:x1="13.636cm" svg:y1="18.999cm" svg:x2="13.636cm" svg:y2="19.3cm">
          <text:p/>
        </draw:line>
        <draw:line draw:style-name="gr9" draw:layer="layout" svg:x1="13.636cm" svg:y1="18.999cm" svg:x2="14.363cm" svg:y2="18.999cm">
          <text:p/>
        </draw:line>
        <draw:line draw:style-name="gr9" draw:layer="layout" svg:x1="14.363cm" svg:y1="18.999cm" svg:x2="14.363cm" svg:y2="19.3cm">
          <text:p/>
        </draw:line>
        <draw:line draw:style-name="gr9" draw:layer="layout" svg:x1="14.363cm" svg:y1="19.3cm" svg:x2="15.09cm" svg:y2="19.3cm">
          <text:p/>
        </draw:line>
        <draw:line draw:style-name="gr9" draw:layer="layout" svg:x1="15.09cm" svg:y1="18.999cm" svg:x2="15.09cm" svg:y2="19.3cm">
          <text:p/>
        </draw:line>
        <draw:line draw:style-name="gr9" draw:layer="layout" svg:x1="15.09cm" svg:y1="18.999cm" svg:x2="15.818cm" svg:y2="18.999cm">
          <text:p/>
        </draw:line>
        <draw:line draw:style-name="gr9" draw:layer="layout" svg:x1="15.818cm" svg:y1="18.999cm" svg:x2="15.818cm" svg:y2="19.3cm">
          <text:p/>
        </draw:line>
        <draw:line draw:style-name="gr9" draw:layer="layout" svg:x1="15.818cm" svg:y1="19.3cm" svg:x2="16.545cm" svg:y2="19.3cm">
          <text:p/>
        </draw:line>
        <draw:line draw:style-name="gr9" draw:layer="layout" svg:x1="16.545cm" svg:y1="18.999cm" svg:x2="16.545cm" svg:y2="19.3cm">
          <text:p/>
        </draw:line>
        <draw:line draw:style-name="gr9" draw:layer="layout" svg:x1="16.545cm" svg:y1="18.999cm" svg:x2="17.272cm" svg:y2="18.999cm">
          <text:p/>
        </draw:line>
        <draw:line draw:style-name="gr9" draw:layer="layout" svg:x1="17.272cm" svg:y1="18.999cm" svg:x2="17.272cm" svg:y2="19.3cm">
          <text:p/>
        </draw:line>
        <draw:line draw:style-name="gr9" draw:layer="layout" svg:x1="17.272cm" svg:y1="19.3cm" svg:x2="17.699cm" svg:y2="19.3cm">
          <text:p/>
        </draw:line>
        <draw:line draw:style-name="gr9" draw:layer="layout" svg:x1="10.3cm" svg:y1="26.699cm" svg:x2="10.3cm" svg:y2="26.272cm">
          <text:p/>
        </draw:line>
        <draw:line draw:style-name="gr9" draw:layer="layout" svg:x1="10.3cm" svg:y1="26.272cm" svg:x2="9.999cm" svg:y2="26.272cm">
          <text:p/>
        </draw:line>
        <draw:line draw:style-name="gr9" draw:layer="layout" svg:x1="9.999cm" svg:y1="26.272cm" svg:x2="9.999cm" svg:y2="25.545cm">
          <text:p/>
        </draw:line>
        <draw:line draw:style-name="gr9" draw:layer="layout" svg:x1="10.3cm" svg:y1="25.545cm" svg:x2="9.999cm" svg:y2="25.545cm">
          <text:p/>
        </draw:line>
        <draw:line draw:style-name="gr9" draw:layer="layout" svg:x1="10.3cm" svg:y1="25.545cm" svg:x2="10.3cm" svg:y2="24.818cm">
          <text:p/>
        </draw:line>
        <draw:line draw:style-name="gr9" draw:layer="layout" svg:x1="10.3cm" svg:y1="24.818cm" svg:x2="9.999cm" svg:y2="24.818cm">
          <text:p/>
        </draw:line>
        <draw:line draw:style-name="gr9" draw:layer="layout" svg:x1="9.999cm" svg:y1="24.818cm" svg:x2="9.999cm" svg:y2="24.09cm">
          <text:p/>
        </draw:line>
        <draw:line draw:style-name="gr9" draw:layer="layout" svg:x1="10.3cm" svg:y1="24.09cm" svg:x2="9.999cm" svg:y2="24.09cm">
          <text:p/>
        </draw:line>
        <draw:line draw:style-name="gr9" draw:layer="layout" svg:x1="10.3cm" svg:y1="24.09cm" svg:x2="10.3cm" svg:y2="23.363cm">
          <text:p/>
        </draw:line>
        <draw:line draw:style-name="gr9" draw:layer="layout" svg:x1="10.3cm" svg:y1="23.363cm" svg:x2="9.999cm" svg:y2="23.363cm">
          <text:p/>
        </draw:line>
        <draw:line draw:style-name="gr9" draw:layer="layout" svg:x1="9.999cm" svg:y1="23.363cm" svg:x2="9.999cm" svg:y2="22.636cm">
          <text:p/>
        </draw:line>
        <draw:line draw:style-name="gr9" draw:layer="layout" svg:x1="10.3cm" svg:y1="22.636cm" svg:x2="9.999cm" svg:y2="22.636cm">
          <text:p/>
        </draw:line>
        <draw:line draw:style-name="gr9" draw:layer="layout" svg:x1="10.3cm" svg:y1="22.636cm" svg:x2="10.3cm" svg:y2="21.909cm">
          <text:p/>
        </draw:line>
        <draw:line draw:style-name="gr9" draw:layer="layout" svg:x1="10.3cm" svg:y1="21.909cm" svg:x2="9.999cm" svg:y2="21.909cm">
          <text:p/>
        </draw:line>
        <draw:line draw:style-name="gr9" draw:layer="layout" svg:x1="9.999cm" svg:y1="21.909cm" svg:x2="9.999cm" svg:y2="21.181cm">
          <text:p/>
        </draw:line>
        <draw:line draw:style-name="gr9" draw:layer="layout" svg:x1="10.3cm" svg:y1="21.181cm" svg:x2="9.999cm" svg:y2="21.181cm">
          <text:p/>
        </draw:line>
        <draw:line draw:style-name="gr9" draw:layer="layout" svg:x1="10.3cm" svg:y1="21.181cm" svg:x2="10.3cm" svg:y2="20.454cm">
          <text:p/>
        </draw:line>
        <draw:line draw:style-name="gr9" draw:layer="layout" svg:x1="10.3cm" svg:y1="20.454cm" svg:x2="9.999cm" svg:y2="20.454cm">
          <text:p/>
        </draw:line>
        <draw:line draw:style-name="gr9" draw:layer="layout" svg:x1="9.999cm" svg:y1="20.454cm" svg:x2="9.999cm" svg:y2="19.727cm">
          <text:p/>
        </draw:line>
        <draw:line draw:style-name="gr9" draw:layer="layout" svg:x1="10.3cm" svg:y1="19.727cm" svg:x2="9.999cm" svg:y2="19.727cm">
          <text:p/>
        </draw:line>
        <draw:line draw:style-name="gr9" draw:layer="layout" svg:x1="10.3cm" svg:y1="19.727cm" svg:x2="10.3cm" svg:y2="19.3cm">
          <text:p/>
        </draw:line>
        <draw:line draw:style-name="gr9" draw:layer="layout" svg:x1="17.699cm" svg:y1="26.699cm" svg:x2="17.699cm" svg:y2="26.272cm">
          <text:p/>
        </draw:line>
        <draw:line draw:style-name="gr9" draw:layer="layout" svg:x1="18cm" svg:y1="26.272cm" svg:x2="17.699cm" svg:y2="26.272cm">
          <text:p/>
        </draw:line>
        <draw:line draw:style-name="gr9" draw:layer="layout" svg:x1="18cm" svg:y1="26.272cm" svg:x2="18cm" svg:y2="25.545cm">
          <text:p/>
        </draw:line>
        <draw:line draw:style-name="gr9" draw:layer="layout" svg:x1="18cm" svg:y1="25.545cm" svg:x2="17.699cm" svg:y2="25.545cm">
          <text:p/>
        </draw:line>
        <draw:line draw:style-name="gr9" draw:layer="layout" svg:x1="17.699cm" svg:y1="25.545cm" svg:x2="17.699cm" svg:y2="24.818cm">
          <text:p/>
        </draw:line>
        <draw:line draw:style-name="gr9" draw:layer="layout" svg:x1="18cm" svg:y1="24.818cm" svg:x2="17.699cm" svg:y2="24.818cm">
          <text:p/>
        </draw:line>
        <draw:line draw:style-name="gr9" draw:layer="layout" svg:x1="18cm" svg:y1="24.818cm" svg:x2="18cm" svg:y2="24.09cm">
          <text:p/>
        </draw:line>
        <draw:line draw:style-name="gr9" draw:layer="layout" svg:x1="18cm" svg:y1="24.09cm" svg:x2="17.699cm" svg:y2="24.09cm">
          <text:p/>
        </draw:line>
        <draw:line draw:style-name="gr9" draw:layer="layout" svg:x1="17.699cm" svg:y1="24.09cm" svg:x2="17.699cm" svg:y2="23.363cm">
          <text:p/>
        </draw:line>
        <draw:line draw:style-name="gr9" draw:layer="layout" svg:x1="18cm" svg:y1="23.363cm" svg:x2="17.699cm" svg:y2="23.363cm">
          <text:p/>
        </draw:line>
        <draw:line draw:style-name="gr9" draw:layer="layout" svg:x1="18cm" svg:y1="23.363cm" svg:x2="18cm" svg:y2="22.636cm">
          <text:p/>
        </draw:line>
        <draw:line draw:style-name="gr9" draw:layer="layout" svg:x1="18cm" svg:y1="22.636cm" svg:x2="17.699cm" svg:y2="22.636cm">
          <text:p/>
        </draw:line>
        <draw:line draw:style-name="gr9" draw:layer="layout" svg:x1="17.699cm" svg:y1="22.636cm" svg:x2="17.699cm" svg:y2="21.909cm">
          <text:p/>
        </draw:line>
        <draw:line draw:style-name="gr9" draw:layer="layout" svg:x1="18cm" svg:y1="21.909cm" svg:x2="17.699cm" svg:y2="21.909cm">
          <text:p/>
        </draw:line>
        <draw:line draw:style-name="gr9" draw:layer="layout" svg:x1="18cm" svg:y1="21.909cm" svg:x2="18cm" svg:y2="21.181cm">
          <text:p/>
        </draw:line>
        <draw:line draw:style-name="gr9" draw:layer="layout" svg:x1="18cm" svg:y1="21.181cm" svg:x2="17.699cm" svg:y2="21.181cm">
          <text:p/>
        </draw:line>
        <draw:line draw:style-name="gr9" draw:layer="layout" svg:x1="17.699cm" svg:y1="21.181cm" svg:x2="17.699cm" svg:y2="20.454cm">
          <text:p/>
        </draw:line>
        <draw:line draw:style-name="gr9" draw:layer="layout" svg:x1="18cm" svg:y1="20.454cm" svg:x2="17.699cm" svg:y2="20.454cm">
          <text:p/>
        </draw:line>
        <draw:line draw:style-name="gr9" draw:layer="layout" svg:x1="18cm" svg:y1="20.454cm" svg:x2="18cm" svg:y2="19.727cm">
          <text:p/>
        </draw:line>
        <draw:line draw:style-name="gr9" draw:layer="layout" svg:x1="18cm" svg:y1="19.727cm" svg:x2="17.699cm" svg:y2="19.727cm">
          <text:p/>
        </draw:line>
        <draw:line draw:style-name="gr9" draw:layer="layout" svg:x1="17.699cm" svg:y1="19.727cm" svg:x2="17.699cm" svg:y2="19.3cm">
          <text:p/>
        </draw:line>
        <draw:line draw:style-name="gr9" draw:layer="layout" svg:x1="18.299cm" svg:y1="27cm" svg:x2="19.027cm" svg:y2="27cm">
          <text:p/>
        </draw:line>
        <draw:line draw:style-name="gr9" draw:layer="layout" svg:x1="19.027cm" svg:y1="26.699cm" svg:x2="19.027cm" svg:y2="27cm">
          <text:p/>
        </draw:line>
        <draw:line draw:style-name="gr9" draw:layer="layout" svg:x1="19.027cm" svg:y1="26.699cm" svg:x2="19.754cm" svg:y2="26.699cm">
          <text:p/>
        </draw:line>
        <draw:line draw:style-name="gr9" draw:layer="layout" svg:x1="19.754cm" svg:y1="26.699cm" svg:x2="19.754cm" svg:y2="27cm">
          <text:p/>
        </draw:line>
        <draw:line draw:style-name="gr9" draw:layer="layout" svg:x1="19.754cm" svg:y1="27cm" svg:x2="20.481cm" svg:y2="27cm">
          <text:p/>
        </draw:line>
        <draw:line draw:style-name="gr9" draw:layer="layout" svg:x1="20.481cm" svg:y1="26.699cm" svg:x2="20.481cm" svg:y2="27cm">
          <text:p/>
        </draw:line>
        <draw:line draw:style-name="gr9" draw:layer="layout" svg:x1="20.481cm" svg:y1="26.699cm" svg:x2="21.208cm" svg:y2="26.699cm">
          <text:p/>
        </draw:line>
        <draw:line draw:style-name="gr9" draw:layer="layout" svg:x1="21.208cm" svg:y1="26.699cm" svg:x2="21.208cm" svg:y2="27cm">
          <text:p/>
        </draw:line>
        <draw:line draw:style-name="gr9" draw:layer="layout" svg:x1="21.208cm" svg:y1="27cm" svg:x2="21.936cm" svg:y2="27cm">
          <text:p/>
        </draw:line>
        <draw:line draw:style-name="gr9" draw:layer="layout" svg:x1="21.936cm" svg:y1="26.699cm" svg:x2="21.936cm" svg:y2="27cm">
          <text:p/>
        </draw:line>
        <draw:line draw:style-name="gr9" draw:layer="layout" svg:x1="21.936cm" svg:y1="26.699cm" svg:x2="22.663cm" svg:y2="26.699cm">
          <text:p/>
        </draw:line>
        <draw:line draw:style-name="gr9" draw:layer="layout" svg:x1="22.663cm" svg:y1="26.699cm" svg:x2="22.663cm" svg:y2="27cm">
          <text:p/>
        </draw:line>
        <draw:line draw:style-name="gr9" draw:layer="layout" svg:x1="22.663cm" svg:y1="27cm" svg:x2="23.39cm" svg:y2="27cm">
          <text:p/>
        </draw:line>
        <draw:line draw:style-name="gr9" draw:layer="layout" svg:x1="23.39cm" svg:y1="26.699cm" svg:x2="23.39cm" svg:y2="27cm">
          <text:p/>
        </draw:line>
        <draw:line draw:style-name="gr9" draw:layer="layout" svg:x1="23.39cm" svg:y1="26.699cm" svg:x2="24.118cm" svg:y2="26.699cm">
          <text:p/>
        </draw:line>
        <draw:line draw:style-name="gr9" draw:layer="layout" svg:x1="24.118cm" svg:y1="26.699cm" svg:x2="24.118cm" svg:y2="27cm">
          <text:p/>
        </draw:line>
        <draw:line draw:style-name="gr9" draw:layer="layout" svg:x1="24.118cm" svg:y1="27cm" svg:x2="24.845cm" svg:y2="27cm">
          <text:p/>
        </draw:line>
        <draw:line draw:style-name="gr9" draw:layer="layout" svg:x1="24.845cm" svg:y1="26.699cm" svg:x2="24.845cm" svg:y2="27cm">
          <text:p/>
        </draw:line>
        <draw:line draw:style-name="gr9" draw:layer="layout" svg:x1="24.845cm" svg:y1="26.699cm" svg:x2="25.572cm" svg:y2="26.699cm">
          <text:p/>
        </draw:line>
        <draw:line draw:style-name="gr9" draw:layer="layout" svg:x1="25.572cm" svg:y1="26.699cm" svg:x2="25.572cm" svg:y2="27cm">
          <text:p/>
        </draw:line>
        <draw:line draw:style-name="gr9" draw:layer="layout" svg:x1="25.572cm" svg:y1="27cm" svg:x2="25.999cm" svg:y2="27cm">
          <text:p/>
        </draw:line>
        <draw:line draw:style-name="gr9" draw:layer="layout" svg:x1="18.299cm" svg:y1="18.999cm" svg:x2="19.027cm" svg:y2="18.999cm">
          <text:p/>
        </draw:line>
        <draw:line draw:style-name="gr9" draw:layer="layout" svg:x1="19.027cm" svg:y1="18.999cm" svg:x2="19.027cm" svg:y2="19.3cm">
          <text:p/>
        </draw:line>
        <draw:line draw:style-name="gr9" draw:layer="layout" svg:x1="19.027cm" svg:y1="19.3cm" svg:x2="19.754cm" svg:y2="19.3cm">
          <text:p/>
        </draw:line>
        <draw:line draw:style-name="gr9" draw:layer="layout" svg:x1="19.754cm" svg:y1="18.999cm" svg:x2="19.754cm" svg:y2="19.3cm">
          <text:p/>
        </draw:line>
        <draw:line draw:style-name="gr9" draw:layer="layout" svg:x1="19.754cm" svg:y1="18.999cm" svg:x2="20.481cm" svg:y2="18.999cm">
          <text:p/>
        </draw:line>
        <draw:line draw:style-name="gr9" draw:layer="layout" svg:x1="20.481cm" svg:y1="18.999cm" svg:x2="20.481cm" svg:y2="19.3cm">
          <text:p/>
        </draw:line>
        <draw:line draw:style-name="gr9" draw:layer="layout" svg:x1="20.481cm" svg:y1="19.3cm" svg:x2="21.208cm" svg:y2="19.3cm">
          <text:p/>
        </draw:line>
        <draw:line draw:style-name="gr9" draw:layer="layout" svg:x1="21.208cm" svg:y1="18.999cm" svg:x2="21.208cm" svg:y2="19.3cm">
          <text:p/>
        </draw:line>
        <draw:line draw:style-name="gr9" draw:layer="layout" svg:x1="21.208cm" svg:y1="18.999cm" svg:x2="21.936cm" svg:y2="18.999cm">
          <text:p/>
        </draw:line>
        <draw:line draw:style-name="gr9" draw:layer="layout" svg:x1="21.936cm" svg:y1="18.999cm" svg:x2="21.936cm" svg:y2="19.3cm">
          <text:p/>
        </draw:line>
        <draw:line draw:style-name="gr9" draw:layer="layout" svg:x1="21.936cm" svg:y1="19.3cm" svg:x2="22.663cm" svg:y2="19.3cm">
          <text:p/>
        </draw:line>
        <draw:line draw:style-name="gr9" draw:layer="layout" svg:x1="22.663cm" svg:y1="18.999cm" svg:x2="22.663cm" svg:y2="19.3cm">
          <text:p/>
        </draw:line>
        <draw:line draw:style-name="gr9" draw:layer="layout" svg:x1="22.663cm" svg:y1="18.999cm" svg:x2="23.39cm" svg:y2="18.999cm">
          <text:p/>
        </draw:line>
        <draw:line draw:style-name="gr9" draw:layer="layout" svg:x1="23.39cm" svg:y1="18.999cm" svg:x2="23.39cm" svg:y2="19.3cm">
          <text:p/>
        </draw:line>
        <draw:line draw:style-name="gr9" draw:layer="layout" svg:x1="23.39cm" svg:y1="19.3cm" svg:x2="24.118cm" svg:y2="19.3cm">
          <text:p/>
        </draw:line>
        <draw:line draw:style-name="gr9" draw:layer="layout" svg:x1="24.118cm" svg:y1="18.999cm" svg:x2="24.118cm" svg:y2="19.3cm">
          <text:p/>
        </draw:line>
        <draw:line draw:style-name="gr9" draw:layer="layout" svg:x1="24.118cm" svg:y1="18.999cm" svg:x2="24.845cm" svg:y2="18.999cm">
          <text:p/>
        </draw:line>
        <draw:line draw:style-name="gr9" draw:layer="layout" svg:x1="24.845cm" svg:y1="18.999cm" svg:x2="24.845cm" svg:y2="19.3cm">
          <text:p/>
        </draw:line>
        <draw:line draw:style-name="gr9" draw:layer="layout" svg:x1="24.845cm" svg:y1="19.3cm" svg:x2="25.572cm" svg:y2="19.3cm">
          <text:p/>
        </draw:line>
        <draw:line draw:style-name="gr9" draw:layer="layout" svg:x1="25.572cm" svg:y1="18.999cm" svg:x2="25.572cm" svg:y2="19.3cm">
          <text:p/>
        </draw:line>
        <draw:line draw:style-name="gr9" draw:layer="layout" svg:x1="25.572cm" svg:y1="18.999cm" svg:x2="25.999cm" svg:y2="18.999cm">
          <text:p/>
        </draw:line>
        <draw:line draw:style-name="gr9" draw:layer="layout" svg:x1="18.299cm" svg:y1="27cm" svg:x2="18.299cm" svg:y2="26.272cm">
          <text:p/>
        </draw:line>
        <draw:line draw:style-name="gr9" draw:layer="layout" svg:x1="18.6cm" svg:y1="26.272cm" svg:x2="18.299cm" svg:y2="26.272cm">
          <text:p/>
        </draw:line>
        <draw:line draw:style-name="gr9" draw:layer="layout" svg:x1="18.6cm" svg:y1="26.272cm" svg:x2="18.6cm" svg:y2="25.545cm">
          <text:p/>
        </draw:line>
        <draw:line draw:style-name="gr9" draw:layer="layout" svg:x1="18.6cm" svg:y1="25.545cm" svg:x2="18.299cm" svg:y2="25.545cm">
          <text:p/>
        </draw:line>
        <draw:line draw:style-name="gr9" draw:layer="layout" svg:x1="18.299cm" svg:y1="25.545cm" svg:x2="18.299cm" svg:y2="24.818cm">
          <text:p/>
        </draw:line>
        <draw:line draw:style-name="gr9" draw:layer="layout" svg:x1="18.6cm" svg:y1="24.818cm" svg:x2="18.299cm" svg:y2="24.818cm">
          <text:p/>
        </draw:line>
        <draw:line draw:style-name="gr9" draw:layer="layout" svg:x1="18.6cm" svg:y1="24.818cm" svg:x2="18.6cm" svg:y2="24.09cm">
          <text:p/>
        </draw:line>
        <draw:line draw:style-name="gr9" draw:layer="layout" svg:x1="18.6cm" svg:y1="24.09cm" svg:x2="18.299cm" svg:y2="24.09cm">
          <text:p/>
        </draw:line>
        <draw:line draw:style-name="gr9" draw:layer="layout" svg:x1="18.299cm" svg:y1="24.09cm" svg:x2="18.299cm" svg:y2="23.363cm">
          <text:p/>
        </draw:line>
        <draw:line draw:style-name="gr9" draw:layer="layout" svg:x1="18.6cm" svg:y1="23.363cm" svg:x2="18.299cm" svg:y2="23.363cm">
          <text:p/>
        </draw:line>
        <draw:line draw:style-name="gr9" draw:layer="layout" svg:x1="18.6cm" svg:y1="23.363cm" svg:x2="18.6cm" svg:y2="22.636cm">
          <text:p/>
        </draw:line>
        <draw:line draw:style-name="gr9" draw:layer="layout" svg:x1="18.6cm" svg:y1="22.636cm" svg:x2="18.299cm" svg:y2="22.636cm">
          <text:p/>
        </draw:line>
        <draw:line draw:style-name="gr9" draw:layer="layout" svg:x1="18.299cm" svg:y1="22.636cm" svg:x2="18.299cm" svg:y2="21.909cm">
          <text:p/>
        </draw:line>
        <draw:line draw:style-name="gr9" draw:layer="layout" svg:x1="18.6cm" svg:y1="21.909cm" svg:x2="18.299cm" svg:y2="21.909cm">
          <text:p/>
        </draw:line>
        <draw:line draw:style-name="gr9" draw:layer="layout" svg:x1="18.6cm" svg:y1="21.909cm" svg:x2="18.6cm" svg:y2="21.181cm">
          <text:p/>
        </draw:line>
        <draw:line draw:style-name="gr9" draw:layer="layout" svg:x1="18.6cm" svg:y1="21.181cm" svg:x2="18.299cm" svg:y2="21.181cm">
          <text:p/>
        </draw:line>
        <draw:line draw:style-name="gr9" draw:layer="layout" svg:x1="18.299cm" svg:y1="21.181cm" svg:x2="18.299cm" svg:y2="20.454cm">
          <text:p/>
        </draw:line>
        <draw:line draw:style-name="gr9" draw:layer="layout" svg:x1="18.6cm" svg:y1="20.454cm" svg:x2="18.299cm" svg:y2="20.454cm">
          <text:p/>
        </draw:line>
        <draw:line draw:style-name="gr9" draw:layer="layout" svg:x1="18.6cm" svg:y1="20.454cm" svg:x2="18.6cm" svg:y2="19.727cm">
          <text:p/>
        </draw:line>
        <draw:line draw:style-name="gr9" draw:layer="layout" svg:x1="18.6cm" svg:y1="19.727cm" svg:x2="18.299cm" svg:y2="19.727cm">
          <text:p/>
        </draw:line>
        <draw:line draw:style-name="gr9" draw:layer="layout" svg:x1="18.299cm" svg:y1="19.727cm" svg:x2="18.299cm" svg:y2="18.999cm">
          <text:p/>
        </draw:line>
        <draw:line draw:style-name="gr9" draw:layer="layout" svg:x1="25.999cm" svg:y1="27cm" svg:x2="25.999cm" svg:y2="26.272cm">
          <text:p/>
        </draw:line>
        <draw:line draw:style-name="gr9" draw:layer="layout" svg:x1="26.299cm" svg:y1="26.272cm" svg:x2="25.999cm" svg:y2="26.272cm">
          <text:p/>
        </draw:line>
        <draw:line draw:style-name="gr9" draw:layer="layout" svg:x1="26.299cm" svg:y1="26.272cm" svg:x2="26.299cm" svg:y2="25.545cm">
          <text:p/>
        </draw:line>
        <draw:line draw:style-name="gr9" draw:layer="layout" svg:x1="26.299cm" svg:y1="25.545cm" svg:x2="25.999cm" svg:y2="25.545cm">
          <text:p/>
        </draw:line>
        <draw:line draw:style-name="gr9" draw:layer="layout" svg:x1="25.999cm" svg:y1="25.545cm" svg:x2="25.999cm" svg:y2="24.818cm">
          <text:p/>
        </draw:line>
        <draw:line draw:style-name="gr9" draw:layer="layout" svg:x1="26.299cm" svg:y1="24.818cm" svg:x2="25.999cm" svg:y2="24.818cm">
          <text:p/>
        </draw:line>
        <draw:line draw:style-name="gr9" draw:layer="layout" svg:x1="26.299cm" svg:y1="24.818cm" svg:x2="26.299cm" svg:y2="24.09cm">
          <text:p/>
        </draw:line>
        <draw:line draw:style-name="gr9" draw:layer="layout" svg:x1="26.299cm" svg:y1="24.09cm" svg:x2="25.999cm" svg:y2="24.09cm">
          <text:p/>
        </draw:line>
        <draw:line draw:style-name="gr9" draw:layer="layout" svg:x1="25.999cm" svg:y1="24.09cm" svg:x2="25.999cm" svg:y2="23.363cm">
          <text:p/>
        </draw:line>
        <draw:line draw:style-name="gr9" draw:layer="layout" svg:x1="26.299cm" svg:y1="23.363cm" svg:x2="25.999cm" svg:y2="23.363cm">
          <text:p/>
        </draw:line>
        <draw:line draw:style-name="gr9" draw:layer="layout" svg:x1="26.299cm" svg:y1="23.363cm" svg:x2="26.299cm" svg:y2="22.636cm">
          <text:p/>
        </draw:line>
        <draw:line draw:style-name="gr9" draw:layer="layout" svg:x1="26.299cm" svg:y1="22.636cm" svg:x2="25.999cm" svg:y2="22.636cm">
          <text:p/>
        </draw:line>
        <draw:line draw:style-name="gr9" draw:layer="layout" svg:x1="25.999cm" svg:y1="22.636cm" svg:x2="25.999cm" svg:y2="21.909cm">
          <text:p/>
        </draw:line>
        <draw:line draw:style-name="gr9" draw:layer="layout" svg:x1="26.299cm" svg:y1="21.909cm" svg:x2="25.999cm" svg:y2="21.909cm">
          <text:p/>
        </draw:line>
        <draw:line draw:style-name="gr9" draw:layer="layout" svg:x1="26.299cm" svg:y1="21.909cm" svg:x2="26.299cm" svg:y2="21.181cm">
          <text:p/>
        </draw:line>
        <draw:line draw:style-name="gr9" draw:layer="layout" svg:x1="26.299cm" svg:y1="21.181cm" svg:x2="25.999cm" svg:y2="21.181cm">
          <text:p/>
        </draw:line>
        <draw:line draw:style-name="gr9" draw:layer="layout" svg:x1="25.999cm" svg:y1="21.181cm" svg:x2="25.999cm" svg:y2="20.454cm">
          <text:p/>
        </draw:line>
        <draw:line draw:style-name="gr9" draw:layer="layout" svg:x1="26.299cm" svg:y1="20.454cm" svg:x2="25.999cm" svg:y2="20.454cm">
          <text:p/>
        </draw:line>
        <draw:line draw:style-name="gr9" draw:layer="layout" svg:x1="26.299cm" svg:y1="20.454cm" svg:x2="26.299cm" svg:y2="19.727cm">
          <text:p/>
        </draw:line>
        <draw:line draw:style-name="gr9" draw:layer="layout" svg:x1="26.299cm" svg:y1="19.727cm" svg:x2="25.999cm" svg:y2="19.727cm">
          <text:p/>
        </draw:line>
        <draw:line draw:style-name="gr9" draw:layer="layout" svg:x1="25.999cm" svg:y1="19.727cm" svg:x2="25.999cm" svg:y2="18.999cm">
          <text:p/>
        </draw:line>
        <draw:line draw:style-name="gr9" draw:layer="layout" svg:x1="1.7cm" svg:y1="35.2cm" svg:x2="2.428cm" svg:y2="35.2cm">
          <text:p/>
        </draw:line>
        <draw:line draw:style-name="gr9" draw:layer="layout" svg:x1="2.428cm" svg:y1="34.899cm" svg:x2="2.428cm" svg:y2="35.2cm">
          <text:p/>
        </draw:line>
        <draw:line draw:style-name="gr9" draw:layer="layout" svg:x1="2.428cm" svg:y1="34.899cm" svg:x2="3.155cm" svg:y2="34.899cm">
          <text:p/>
        </draw:line>
        <draw:line draw:style-name="gr9" draw:layer="layout" svg:x1="3.155cm" svg:y1="34.899cm" svg:x2="3.155cm" svg:y2="35.2cm">
          <text:p/>
        </draw:line>
        <draw:line draw:style-name="gr9" draw:layer="layout" svg:x1="3.155cm" svg:y1="35.2cm" svg:x2="3.882cm" svg:y2="35.2cm">
          <text:p/>
        </draw:line>
        <draw:line draw:style-name="gr9" draw:layer="layout" svg:x1="3.882cm" svg:y1="34.899cm" svg:x2="3.882cm" svg:y2="35.2cm">
          <text:p/>
        </draw:line>
        <draw:line draw:style-name="gr9" draw:layer="layout" svg:x1="3.882cm" svg:y1="34.899cm" svg:x2="4.61cm" svg:y2="34.899cm">
          <text:p/>
        </draw:line>
        <draw:line draw:style-name="gr9" draw:layer="layout" svg:x1="4.61cm" svg:y1="34.899cm" svg:x2="4.61cm" svg:y2="35.2cm">
          <text:p/>
        </draw:line>
        <draw:line draw:style-name="gr9" draw:layer="layout" svg:x1="4.61cm" svg:y1="35.2cm" svg:x2="5.337cm" svg:y2="35.2cm">
          <text:p/>
        </draw:line>
        <draw:line draw:style-name="gr9" draw:layer="layout" svg:x1="5.337cm" svg:y1="34.899cm" svg:x2="5.337cm" svg:y2="35.2cm">
          <text:p/>
        </draw:line>
        <draw:line draw:style-name="gr9" draw:layer="layout" svg:x1="5.337cm" svg:y1="34.899cm" svg:x2="6.064cm" svg:y2="34.899cm">
          <text:p/>
        </draw:line>
        <draw:line draw:style-name="gr9" draw:layer="layout" svg:x1="6.064cm" svg:y1="34.899cm" svg:x2="6.064cm" svg:y2="35.2cm">
          <text:p/>
        </draw:line>
        <draw:line draw:style-name="gr9" draw:layer="layout" svg:x1="6.064cm" svg:y1="35.2cm" svg:x2="6.791cm" svg:y2="35.2cm">
          <text:p/>
        </draw:line>
        <draw:line draw:style-name="gr9" draw:layer="layout" svg:x1="6.791cm" svg:y1="34.899cm" svg:x2="6.791cm" svg:y2="35.2cm">
          <text:p/>
        </draw:line>
        <draw:line draw:style-name="gr9" draw:layer="layout" svg:x1="6.791cm" svg:y1="34.899cm" svg:x2="7.519cm" svg:y2="34.899cm">
          <text:p/>
        </draw:line>
        <draw:line draw:style-name="gr9" draw:layer="layout" svg:x1="7.519cm" svg:y1="34.899cm" svg:x2="7.519cm" svg:y2="35.2cm">
          <text:p/>
        </draw:line>
        <draw:line draw:style-name="gr9" draw:layer="layout" svg:x1="7.519cm" svg:y1="35.2cm" svg:x2="8.246cm" svg:y2="35.2cm">
          <text:p/>
        </draw:line>
        <draw:line draw:style-name="gr9" draw:layer="layout" svg:x1="8.246cm" svg:y1="34.899cm" svg:x2="8.246cm" svg:y2="35.2cm">
          <text:p/>
        </draw:line>
        <draw:line draw:style-name="gr9" draw:layer="layout" svg:x1="8.246cm" svg:y1="34.899cm" svg:x2="8.973cm" svg:y2="34.899cm">
          <text:p/>
        </draw:line>
        <draw:line draw:style-name="gr9" draw:layer="layout" svg:x1="8.973cm" svg:y1="34.899cm" svg:x2="8.973cm" svg:y2="35.2cm">
          <text:p/>
        </draw:line>
        <draw:line draw:style-name="gr9" draw:layer="layout" svg:x1="8.973cm" svg:y1="35.2cm" svg:x2="9.4cm" svg:y2="35.2cm">
          <text:p/>
        </draw:line>
        <draw:line draw:style-name="gr9" draw:layer="layout" svg:x1="1.7cm" svg:y1="27.2cm" svg:x2="2.428cm" svg:y2="27.2cm">
          <text:p/>
        </draw:line>
        <draw:line draw:style-name="gr9" draw:layer="layout" svg:x1="2.428cm" svg:y1="27.2cm" svg:x2="2.428cm" svg:y2="27.5cm">
          <text:p/>
        </draw:line>
        <draw:line draw:style-name="gr9" draw:layer="layout" svg:x1="2.428cm" svg:y1="27.5cm" svg:x2="3.155cm" svg:y2="27.5cm">
          <text:p/>
        </draw:line>
        <draw:line draw:style-name="gr9" draw:layer="layout" svg:x1="3.155cm" svg:y1="27.2cm" svg:x2="3.155cm" svg:y2="27.5cm">
          <text:p/>
        </draw:line>
        <draw:line draw:style-name="gr9" draw:layer="layout" svg:x1="3.155cm" svg:y1="27.2cm" svg:x2="3.882cm" svg:y2="27.2cm">
          <text:p/>
        </draw:line>
        <draw:line draw:style-name="gr9" draw:layer="layout" svg:x1="3.882cm" svg:y1="27.2cm" svg:x2="3.882cm" svg:y2="27.5cm">
          <text:p/>
        </draw:line>
        <draw:line draw:style-name="gr9" draw:layer="layout" svg:x1="3.882cm" svg:y1="27.5cm" svg:x2="4.61cm" svg:y2="27.5cm">
          <text:p/>
        </draw:line>
        <draw:line draw:style-name="gr9" draw:layer="layout" svg:x1="4.61cm" svg:y1="27.2cm" svg:x2="4.61cm" svg:y2="27.5cm">
          <text:p/>
        </draw:line>
        <draw:line draw:style-name="gr9" draw:layer="layout" svg:x1="4.61cm" svg:y1="27.2cm" svg:x2="5.337cm" svg:y2="27.2cm">
          <text:p/>
        </draw:line>
        <draw:line draw:style-name="gr9" draw:layer="layout" svg:x1="5.337cm" svg:y1="27.2cm" svg:x2="5.337cm" svg:y2="27.5cm">
          <text:p/>
        </draw:line>
        <draw:line draw:style-name="gr9" draw:layer="layout" svg:x1="5.337cm" svg:y1="27.5cm" svg:x2="6.064cm" svg:y2="27.5cm">
          <text:p/>
        </draw:line>
        <draw:line draw:style-name="gr9" draw:layer="layout" svg:x1="6.064cm" svg:y1="27.2cm" svg:x2="6.064cm" svg:y2="27.5cm">
          <text:p/>
        </draw:line>
        <draw:line draw:style-name="gr9" draw:layer="layout" svg:x1="6.064cm" svg:y1="27.2cm" svg:x2="6.791cm" svg:y2="27.2cm">
          <text:p/>
        </draw:line>
        <draw:line draw:style-name="gr9" draw:layer="layout" svg:x1="6.791cm" svg:y1="27.2cm" svg:x2="6.791cm" svg:y2="27.5cm">
          <text:p/>
        </draw:line>
        <draw:line draw:style-name="gr9" draw:layer="layout" svg:x1="6.791cm" svg:y1="27.5cm" svg:x2="7.519cm" svg:y2="27.5cm">
          <text:p/>
        </draw:line>
        <draw:line draw:style-name="gr9" draw:layer="layout" svg:x1="7.519cm" svg:y1="27.2cm" svg:x2="7.519cm" svg:y2="27.5cm">
          <text:p/>
        </draw:line>
        <draw:line draw:style-name="gr9" draw:layer="layout" svg:x1="7.519cm" svg:y1="27.2cm" svg:x2="8.246cm" svg:y2="27.2cm">
          <text:p/>
        </draw:line>
        <draw:line draw:style-name="gr9" draw:layer="layout" svg:x1="8.246cm" svg:y1="27.2cm" svg:x2="8.246cm" svg:y2="27.5cm">
          <text:p/>
        </draw:line>
        <draw:line draw:style-name="gr9" draw:layer="layout" svg:x1="8.246cm" svg:y1="27.5cm" svg:x2="8.973cm" svg:y2="27.5cm">
          <text:p/>
        </draw:line>
        <draw:line draw:style-name="gr9" draw:layer="layout" svg:x1="8.973cm" svg:y1="27.2cm" svg:x2="8.973cm" svg:y2="27.5cm">
          <text:p/>
        </draw:line>
        <draw:line draw:style-name="gr9" draw:layer="layout" svg:x1="8.973cm" svg:y1="27.2cm" svg:x2="9.4cm" svg:y2="27.2cm">
          <text:p/>
        </draw:line>
        <draw:line draw:style-name="gr9" draw:layer="layout" svg:x1="1.7cm" svg:y1="35.2cm" svg:x2="1.7cm" svg:y2="34.472cm">
          <text:p/>
        </draw:line>
        <draw:line draw:style-name="gr9" draw:layer="layout" svg:x1="2.001cm" svg:y1="34.472cm" svg:x2="1.7cm" svg:y2="34.472cm">
          <text:p/>
        </draw:line>
        <draw:line draw:style-name="gr9" draw:layer="layout" svg:x1="2.001cm" svg:y1="34.472cm" svg:x2="2.001cm" svg:y2="33.745cm">
          <text:p/>
        </draw:line>
        <draw:line draw:style-name="gr9" draw:layer="layout" svg:x1="2.001cm" svg:y1="33.745cm" svg:x2="1.7cm" svg:y2="33.745cm">
          <text:p/>
        </draw:line>
        <draw:line draw:style-name="gr9" draw:layer="layout" svg:x1="1.7cm" svg:y1="33.745cm" svg:x2="1.7cm" svg:y2="33.018cm">
          <text:p/>
        </draw:line>
        <draw:line draw:style-name="gr9" draw:layer="layout" svg:x1="2.001cm" svg:y1="33.018cm" svg:x2="1.7cm" svg:y2="33.018cm">
          <text:p/>
        </draw:line>
        <draw:line draw:style-name="gr9" draw:layer="layout" svg:x1="2.001cm" svg:y1="33.018cm" svg:x2="2.001cm" svg:y2="32.291cm">
          <text:p/>
        </draw:line>
        <draw:line draw:style-name="gr9" draw:layer="layout" svg:x1="2.001cm" svg:y1="32.291cm" svg:x2="1.7cm" svg:y2="32.291cm">
          <text:p/>
        </draw:line>
        <draw:line draw:style-name="gr9" draw:layer="layout" svg:x1="1.7cm" svg:y1="32.291cm" svg:x2="1.7cm" svg:y2="31.563cm">
          <text:p/>
        </draw:line>
        <draw:line draw:style-name="gr9" draw:layer="layout" svg:x1="2.001cm" svg:y1="31.563cm" svg:x2="1.7cm" svg:y2="31.563cm">
          <text:p/>
        </draw:line>
        <draw:line draw:style-name="gr9" draw:layer="layout" svg:x1="2.001cm" svg:y1="31.563cm" svg:x2="2.001cm" svg:y2="30.836cm">
          <text:p/>
        </draw:line>
        <draw:line draw:style-name="gr9" draw:layer="layout" svg:x1="2.001cm" svg:y1="30.836cm" svg:x2="1.7cm" svg:y2="30.836cm">
          <text:p/>
        </draw:line>
        <draw:line draw:style-name="gr9" draw:layer="layout" svg:x1="1.7cm" svg:y1="30.836cm" svg:x2="1.7cm" svg:y2="30.109cm">
          <text:p/>
        </draw:line>
        <draw:line draw:style-name="gr9" draw:layer="layout" svg:x1="2.001cm" svg:y1="30.109cm" svg:x2="1.7cm" svg:y2="30.109cm">
          <text:p/>
        </draw:line>
        <draw:line draw:style-name="gr9" draw:layer="layout" svg:x1="2.001cm" svg:y1="30.109cm" svg:x2="2.001cm" svg:y2="29.381cm">
          <text:p/>
        </draw:line>
        <draw:line draw:style-name="gr9" draw:layer="layout" svg:x1="2.001cm" svg:y1="29.381cm" svg:x2="1.7cm" svg:y2="29.381cm">
          <text:p/>
        </draw:line>
        <draw:line draw:style-name="gr9" draw:layer="layout" svg:x1="1.7cm" svg:y1="29.381cm" svg:x2="1.7cm" svg:y2="28.654cm">
          <text:p/>
        </draw:line>
        <draw:line draw:style-name="gr9" draw:layer="layout" svg:x1="2.001cm" svg:y1="28.654cm" svg:x2="1.7cm" svg:y2="28.654cm">
          <text:p/>
        </draw:line>
        <draw:line draw:style-name="gr9" draw:layer="layout" svg:x1="2.001cm" svg:y1="28.654cm" svg:x2="2.001cm" svg:y2="27.927cm">
          <text:p/>
        </draw:line>
        <draw:line draw:style-name="gr9" draw:layer="layout" svg:x1="2.001cm" svg:y1="27.927cm" svg:x2="1.7cm" svg:y2="27.927cm">
          <text:p/>
        </draw:line>
        <draw:line draw:style-name="gr9" draw:layer="layout" svg:x1="1.7cm" svg:y1="27.927cm" svg:x2="1.7cm" svg:y2="27.2cm">
          <text:p/>
        </draw:line>
        <draw:line draw:style-name="gr9" draw:layer="layout" svg:x1="9.4cm" svg:y1="35.2cm" svg:x2="9.4cm" svg:y2="34.472cm">
          <text:p/>
        </draw:line>
        <draw:line draw:style-name="gr9" draw:layer="layout" svg:x1="9.701cm" svg:y1="34.472cm" svg:x2="9.4cm" svg:y2="34.472cm">
          <text:p/>
        </draw:line>
        <draw:line draw:style-name="gr9" draw:layer="layout" svg:x1="9.701cm" svg:y1="34.472cm" svg:x2="9.701cm" svg:y2="33.745cm">
          <text:p/>
        </draw:line>
        <draw:line draw:style-name="gr9" draw:layer="layout" svg:x1="9.701cm" svg:y1="33.745cm" svg:x2="9.4cm" svg:y2="33.745cm">
          <text:p/>
        </draw:line>
        <draw:line draw:style-name="gr9" draw:layer="layout" svg:x1="9.4cm" svg:y1="33.745cm" svg:x2="9.4cm" svg:y2="33.018cm">
          <text:p/>
        </draw:line>
        <draw:line draw:style-name="gr9" draw:layer="layout" svg:x1="9.701cm" svg:y1="33.018cm" svg:x2="9.4cm" svg:y2="33.018cm">
          <text:p/>
        </draw:line>
        <draw:line draw:style-name="gr9" draw:layer="layout" svg:x1="9.701cm" svg:y1="33.018cm" svg:x2="9.701cm" svg:y2="32.291cm">
          <text:p/>
        </draw:line>
        <draw:line draw:style-name="gr9" draw:layer="layout" svg:x1="9.701cm" svg:y1="32.291cm" svg:x2="9.4cm" svg:y2="32.291cm">
          <text:p/>
        </draw:line>
        <draw:line draw:style-name="gr9" draw:layer="layout" svg:x1="9.4cm" svg:y1="32.291cm" svg:x2="9.4cm" svg:y2="31.563cm">
          <text:p/>
        </draw:line>
        <draw:line draw:style-name="gr9" draw:layer="layout" svg:x1="9.701cm" svg:y1="31.563cm" svg:x2="9.4cm" svg:y2="31.563cm">
          <text:p/>
        </draw:line>
        <draw:line draw:style-name="gr9" draw:layer="layout" svg:x1="9.701cm" svg:y1="31.563cm" svg:x2="9.701cm" svg:y2="30.836cm">
          <text:p/>
        </draw:line>
        <draw:line draw:style-name="gr9" draw:layer="layout" svg:x1="9.701cm" svg:y1="30.836cm" svg:x2="9.4cm" svg:y2="30.836cm">
          <text:p/>
        </draw:line>
        <draw:line draw:style-name="gr9" draw:layer="layout" svg:x1="9.4cm" svg:y1="30.836cm" svg:x2="9.4cm" svg:y2="30.109cm">
          <text:p/>
        </draw:line>
        <draw:line draw:style-name="gr9" draw:layer="layout" svg:x1="9.701cm" svg:y1="30.109cm" svg:x2="9.4cm" svg:y2="30.109cm">
          <text:p/>
        </draw:line>
        <draw:line draw:style-name="gr9" draw:layer="layout" svg:x1="9.701cm" svg:y1="30.109cm" svg:x2="9.701cm" svg:y2="29.381cm">
          <text:p/>
        </draw:line>
        <draw:line draw:style-name="gr9" draw:layer="layout" svg:x1="9.701cm" svg:y1="29.381cm" svg:x2="9.4cm" svg:y2="29.381cm">
          <text:p/>
        </draw:line>
        <draw:line draw:style-name="gr9" draw:layer="layout" svg:x1="9.4cm" svg:y1="29.381cm" svg:x2="9.4cm" svg:y2="28.654cm">
          <text:p/>
        </draw:line>
        <draw:line draw:style-name="gr9" draw:layer="layout" svg:x1="9.701cm" svg:y1="28.654cm" svg:x2="9.4cm" svg:y2="28.654cm">
          <text:p/>
        </draw:line>
        <draw:line draw:style-name="gr9" draw:layer="layout" svg:x1="9.701cm" svg:y1="28.654cm" svg:x2="9.701cm" svg:y2="27.927cm">
          <text:p/>
        </draw:line>
        <draw:line draw:style-name="gr9" draw:layer="layout" svg:x1="9.701cm" svg:y1="27.927cm" svg:x2="9.4cm" svg:y2="27.927cm">
          <text:p/>
        </draw:line>
        <draw:line draw:style-name="gr9" draw:layer="layout" svg:x1="9.4cm" svg:y1="27.927cm" svg:x2="9.4cm" svg:y2="27.2cm">
          <text:p/>
        </draw:line>
        <draw:line draw:style-name="gr9" draw:layer="layout" svg:x1="18.6cm" svg:y1="34.8cm" svg:x2="19.027cm" svg:y2="34.8cm">
          <text:p/>
        </draw:line>
        <draw:line draw:style-name="gr9" draw:layer="layout" svg:x1="19.027cm" svg:y1="34.8cm" svg:x2="19.027cm" svg:y2="35.1cm">
          <text:p/>
        </draw:line>
        <draw:line draw:style-name="gr9" draw:layer="layout" svg:x1="19.027cm" svg:y1="35.1cm" svg:x2="19.754cm" svg:y2="35.1cm">
          <text:p/>
        </draw:line>
        <draw:line draw:style-name="gr9" draw:layer="layout" svg:x1="19.754cm" svg:y1="34.8cm" svg:x2="19.754cm" svg:y2="35.1cm">
          <text:p/>
        </draw:line>
        <draw:line draw:style-name="gr9" draw:layer="layout" svg:x1="19.754cm" svg:y1="34.8cm" svg:x2="20.481cm" svg:y2="34.8cm">
          <text:p/>
        </draw:line>
        <draw:line draw:style-name="gr9" draw:layer="layout" svg:x1="20.481cm" svg:y1="34.8cm" svg:x2="20.481cm" svg:y2="35.1cm">
          <text:p/>
        </draw:line>
        <draw:line draw:style-name="gr9" draw:layer="layout" svg:x1="20.481cm" svg:y1="35.1cm" svg:x2="21.209cm" svg:y2="35.1cm">
          <text:p/>
        </draw:line>
        <draw:line draw:style-name="gr9" draw:layer="layout" svg:x1="21.209cm" svg:y1="34.8cm" svg:x2="21.209cm" svg:y2="35.1cm">
          <text:p/>
        </draw:line>
        <draw:line draw:style-name="gr9" draw:layer="layout" svg:x1="21.209cm" svg:y1="34.8cm" svg:x2="21.936cm" svg:y2="34.8cm">
          <text:p/>
        </draw:line>
        <draw:line draw:style-name="gr9" draw:layer="layout" svg:x1="21.936cm" svg:y1="34.8cm" svg:x2="21.936cm" svg:y2="35.1cm">
          <text:p/>
        </draw:line>
        <draw:line draw:style-name="gr9" draw:layer="layout" svg:x1="21.936cm" svg:y1="35.1cm" svg:x2="22.663cm" svg:y2="35.1cm">
          <text:p/>
        </draw:line>
        <draw:line draw:style-name="gr9" draw:layer="layout" svg:x1="22.663cm" svg:y1="34.8cm" svg:x2="22.663cm" svg:y2="35.1cm">
          <text:p/>
        </draw:line>
        <draw:line draw:style-name="gr9" draw:layer="layout" svg:x1="22.663cm" svg:y1="34.8cm" svg:x2="23.39cm" svg:y2="34.8cm">
          <text:p/>
        </draw:line>
        <draw:line draw:style-name="gr9" draw:layer="layout" svg:x1="23.39cm" svg:y1="34.8cm" svg:x2="23.39cm" svg:y2="35.1cm">
          <text:p/>
        </draw:line>
        <draw:line draw:style-name="gr9" draw:layer="layout" svg:x1="23.39cm" svg:y1="35.1cm" svg:x2="24.118cm" svg:y2="35.1cm">
          <text:p/>
        </draw:line>
        <draw:line draw:style-name="gr9" draw:layer="layout" svg:x1="24.118cm" svg:y1="34.8cm" svg:x2="24.118cm" svg:y2="35.1cm">
          <text:p/>
        </draw:line>
        <draw:line draw:style-name="gr9" draw:layer="layout" svg:x1="24.118cm" svg:y1="34.8cm" svg:x2="24.845cm" svg:y2="34.8cm">
          <text:p/>
        </draw:line>
        <draw:line draw:style-name="gr9" draw:layer="layout" svg:x1="24.845cm" svg:y1="34.8cm" svg:x2="24.845cm" svg:y2="35.1cm">
          <text:p/>
        </draw:line>
        <draw:line draw:style-name="gr9" draw:layer="layout" svg:x1="24.845cm" svg:y1="35.1cm" svg:x2="25.572cm" svg:y2="35.1cm">
          <text:p/>
        </draw:line>
        <draw:line draw:style-name="gr9" draw:layer="layout" svg:x1="25.572cm" svg:y1="34.8cm" svg:x2="25.572cm" svg:y2="35.1cm">
          <text:p/>
        </draw:line>
        <draw:line draw:style-name="gr9" draw:layer="layout" svg:x1="25.572cm" svg:y1="34.8cm" svg:x2="25.999cm" svg:y2="34.8cm">
          <text:p/>
        </draw:line>
        <draw:line draw:style-name="gr9" draw:layer="layout" svg:x1="18.6cm" svg:y1="27.399cm" svg:x2="19.027cm" svg:y2="27.399cm">
          <text:p/>
        </draw:line>
        <draw:line draw:style-name="gr9" draw:layer="layout" svg:x1="19.027cm" svg:y1="27.1cm" svg:x2="19.027cm" svg:y2="27.399cm">
          <text:p/>
        </draw:line>
        <draw:line draw:style-name="gr9" draw:layer="layout" svg:x1="19.027cm" svg:y1="27.1cm" svg:x2="19.754cm" svg:y2="27.1cm">
          <text:p/>
        </draw:line>
        <draw:line draw:style-name="gr9" draw:layer="layout" svg:x1="19.754cm" svg:y1="27.1cm" svg:x2="19.754cm" svg:y2="27.399cm">
          <text:p/>
        </draw:line>
        <draw:line draw:style-name="gr9" draw:layer="layout" svg:x1="19.754cm" svg:y1="27.399cm" svg:x2="20.481cm" svg:y2="27.399cm">
          <text:p/>
        </draw:line>
        <draw:line draw:style-name="gr9" draw:layer="layout" svg:x1="20.481cm" svg:y1="27.1cm" svg:x2="20.481cm" svg:y2="27.399cm">
          <text:p/>
        </draw:line>
        <draw:line draw:style-name="gr9" draw:layer="layout" svg:x1="20.481cm" svg:y1="27.1cm" svg:x2="21.209cm" svg:y2="27.1cm">
          <text:p/>
        </draw:line>
        <draw:line draw:style-name="gr9" draw:layer="layout" svg:x1="21.209cm" svg:y1="27.1cm" svg:x2="21.209cm" svg:y2="27.399cm">
          <text:p/>
        </draw:line>
        <draw:line draw:style-name="gr9" draw:layer="layout" svg:x1="21.209cm" svg:y1="27.399cm" svg:x2="21.936cm" svg:y2="27.399cm">
          <text:p/>
        </draw:line>
        <draw:line draw:style-name="gr9" draw:layer="layout" svg:x1="21.936cm" svg:y1="27.1cm" svg:x2="21.936cm" svg:y2="27.399cm">
          <text:p/>
        </draw:line>
        <draw:line draw:style-name="gr9" draw:layer="layout" svg:x1="21.936cm" svg:y1="27.1cm" svg:x2="22.663cm" svg:y2="27.1cm">
          <text:p/>
        </draw:line>
        <draw:line draw:style-name="gr9" draw:layer="layout" svg:x1="22.663cm" svg:y1="27.1cm" svg:x2="22.663cm" svg:y2="27.399cm">
          <text:p/>
        </draw:line>
        <draw:line draw:style-name="gr9" draw:layer="layout" svg:x1="22.663cm" svg:y1="27.399cm" svg:x2="23.39cm" svg:y2="27.399cm">
          <text:p/>
        </draw:line>
        <draw:line draw:style-name="gr9" draw:layer="layout" svg:x1="23.39cm" svg:y1="27.1cm" svg:x2="23.39cm" svg:y2="27.399cm">
          <text:p/>
        </draw:line>
        <draw:line draw:style-name="gr9" draw:layer="layout" svg:x1="23.39cm" svg:y1="27.1cm" svg:x2="24.118cm" svg:y2="27.1cm">
          <text:p/>
        </draw:line>
        <draw:line draw:style-name="gr9" draw:layer="layout" svg:x1="24.118cm" svg:y1="27.1cm" svg:x2="24.118cm" svg:y2="27.399cm">
          <text:p/>
        </draw:line>
        <draw:line draw:style-name="gr9" draw:layer="layout" svg:x1="24.118cm" svg:y1="27.399cm" svg:x2="24.845cm" svg:y2="27.399cm">
          <text:p/>
        </draw:line>
        <draw:line draw:style-name="gr9" draw:layer="layout" svg:x1="24.845cm" svg:y1="27.1cm" svg:x2="24.845cm" svg:y2="27.399cm">
          <text:p/>
        </draw:line>
        <draw:line draw:style-name="gr9" draw:layer="layout" svg:x1="24.845cm" svg:y1="27.1cm" svg:x2="25.572cm" svg:y2="27.1cm">
          <text:p/>
        </draw:line>
        <draw:line draw:style-name="gr9" draw:layer="layout" svg:x1="25.572cm" svg:y1="27.1cm" svg:x2="25.572cm" svg:y2="27.399cm">
          <text:p/>
        </draw:line>
        <draw:line draw:style-name="gr9" draw:layer="layout" svg:x1="25.572cm" svg:y1="27.399cm" svg:x2="25.999cm" svg:y2="27.399cm">
          <text:p/>
        </draw:line>
        <draw:line draw:style-name="gr9" draw:layer="layout" svg:x1="18.6cm" svg:y1="34.8cm" svg:x2="18.6cm" svg:y2="34.372cm">
          <text:p/>
        </draw:line>
        <draw:line draw:style-name="gr9" draw:layer="layout" svg:x1="18.6cm" svg:y1="34.372cm" svg:x2="18.299cm" svg:y2="34.372cm">
          <text:p/>
        </draw:line>
        <draw:line draw:style-name="gr9" draw:layer="layout" svg:x1="18.299cm" svg:y1="34.372cm" svg:x2="18.299cm" svg:y2="33.645cm">
          <text:p/>
        </draw:line>
        <draw:line draw:style-name="gr9" draw:layer="layout" svg:x1="18.6cm" svg:y1="33.645cm" svg:x2="18.299cm" svg:y2="33.645cm">
          <text:p/>
        </draw:line>
        <draw:line draw:style-name="gr9" draw:layer="layout" svg:x1="18.6cm" svg:y1="33.645cm" svg:x2="18.6cm" svg:y2="32.918cm">
          <text:p/>
        </draw:line>
        <draw:line draw:style-name="gr9" draw:layer="layout" svg:x1="18.6cm" svg:y1="32.918cm" svg:x2="18.299cm" svg:y2="32.918cm">
          <text:p/>
        </draw:line>
        <draw:line draw:style-name="gr9" draw:layer="layout" svg:x1="18.299cm" svg:y1="32.918cm" svg:x2="18.299cm" svg:y2="32.191cm">
          <text:p/>
        </draw:line>
        <draw:line draw:style-name="gr9" draw:layer="layout" svg:x1="18.6cm" svg:y1="32.191cm" svg:x2="18.299cm" svg:y2="32.191cm">
          <text:p/>
        </draw:line>
        <draw:line draw:style-name="gr9" draw:layer="layout" svg:x1="18.6cm" svg:y1="32.191cm" svg:x2="18.6cm" svg:y2="31.463cm">
          <text:p/>
        </draw:line>
        <draw:line draw:style-name="gr9" draw:layer="layout" svg:x1="18.6cm" svg:y1="31.463cm" svg:x2="18.299cm" svg:y2="31.463cm">
          <text:p/>
        </draw:line>
        <draw:line draw:style-name="gr9" draw:layer="layout" svg:x1="18.299cm" svg:y1="31.463cm" svg:x2="18.299cm" svg:y2="30.736cm">
          <text:p/>
        </draw:line>
        <draw:line draw:style-name="gr9" draw:layer="layout" svg:x1="18.6cm" svg:y1="30.736cm" svg:x2="18.299cm" svg:y2="30.736cm">
          <text:p/>
        </draw:line>
        <draw:line draw:style-name="gr9" draw:layer="layout" svg:x1="18.6cm" svg:y1="30.736cm" svg:x2="18.6cm" svg:y2="30.009cm">
          <text:p/>
        </draw:line>
        <draw:line draw:style-name="gr9" draw:layer="layout" svg:x1="18.6cm" svg:y1="30.009cm" svg:x2="18.299cm" svg:y2="30.009cm">
          <text:p/>
        </draw:line>
        <draw:line draw:style-name="gr9" draw:layer="layout" svg:x1="18.299cm" svg:y1="30.009cm" svg:x2="18.299cm" svg:y2="29.281cm">
          <text:p/>
        </draw:line>
        <draw:line draw:style-name="gr9" draw:layer="layout" svg:x1="18.6cm" svg:y1="29.281cm" svg:x2="18.299cm" svg:y2="29.281cm">
          <text:p/>
        </draw:line>
        <draw:line draw:style-name="gr9" draw:layer="layout" svg:x1="18.6cm" svg:y1="29.281cm" svg:x2="18.6cm" svg:y2="28.554cm">
          <text:p/>
        </draw:line>
        <draw:line draw:style-name="gr9" draw:layer="layout" svg:x1="18.6cm" svg:y1="28.554cm" svg:x2="18.299cm" svg:y2="28.554cm">
          <text:p/>
        </draw:line>
        <draw:line draw:style-name="gr9" draw:layer="layout" svg:x1="18.299cm" svg:y1="28.554cm" svg:x2="18.299cm" svg:y2="27.827cm">
          <text:p/>
        </draw:line>
        <draw:line draw:style-name="gr9" draw:layer="layout" svg:x1="18.6cm" svg:y1="27.827cm" svg:x2="18.299cm" svg:y2="27.827cm">
          <text:p/>
        </draw:line>
        <draw:line draw:style-name="gr9" draw:layer="layout" svg:x1="18.6cm" svg:y1="27.827cm" svg:x2="18.6cm" svg:y2="27.399cm">
          <text:p/>
        </draw:line>
        <draw:line draw:style-name="gr9" draw:layer="layout" svg:x1="25.999cm" svg:y1="34.8cm" svg:x2="25.999cm" svg:y2="34.372cm">
          <text:p/>
        </draw:line>
        <draw:line draw:style-name="gr9" draw:layer="layout" svg:x1="26.3cm" svg:y1="34.372cm" svg:x2="25.999cm" svg:y2="34.372cm">
          <text:p/>
        </draw:line>
        <draw:line draw:style-name="gr9" draw:layer="layout" svg:x1="26.3cm" svg:y1="34.372cm" svg:x2="26.3cm" svg:y2="33.645cm">
          <text:p/>
        </draw:line>
        <draw:line draw:style-name="gr9" draw:layer="layout" svg:x1="26.3cm" svg:y1="33.645cm" svg:x2="25.999cm" svg:y2="33.645cm">
          <text:p/>
        </draw:line>
        <draw:line draw:style-name="gr9" draw:layer="layout" svg:x1="25.999cm" svg:y1="33.645cm" svg:x2="25.999cm" svg:y2="32.918cm">
          <text:p/>
        </draw:line>
        <draw:line draw:style-name="gr9" draw:layer="layout" svg:x1="26.3cm" svg:y1="32.918cm" svg:x2="25.999cm" svg:y2="32.918cm">
          <text:p/>
        </draw:line>
        <draw:line draw:style-name="gr9" draw:layer="layout" svg:x1="26.3cm" svg:y1="32.918cm" svg:x2="26.3cm" svg:y2="32.191cm">
          <text:p/>
        </draw:line>
        <draw:line draw:style-name="gr9" draw:layer="layout" svg:x1="26.3cm" svg:y1="32.191cm" svg:x2="25.999cm" svg:y2="32.191cm">
          <text:p/>
        </draw:line>
        <draw:line draw:style-name="gr9" draw:layer="layout" svg:x1="25.999cm" svg:y1="32.191cm" svg:x2="25.999cm" svg:y2="31.463cm">
          <text:p/>
        </draw:line>
        <draw:line draw:style-name="gr9" draw:layer="layout" svg:x1="26.3cm" svg:y1="31.463cm" svg:x2="25.999cm" svg:y2="31.463cm">
          <text:p/>
        </draw:line>
        <draw:line draw:style-name="gr9" draw:layer="layout" svg:x1="26.3cm" svg:y1="31.463cm" svg:x2="26.3cm" svg:y2="30.736cm">
          <text:p/>
        </draw:line>
        <draw:line draw:style-name="gr9" draw:layer="layout" svg:x1="26.3cm" svg:y1="30.736cm" svg:x2="25.999cm" svg:y2="30.736cm">
          <text:p/>
        </draw:line>
        <draw:line draw:style-name="gr9" draw:layer="layout" svg:x1="25.999cm" svg:y1="30.736cm" svg:x2="25.999cm" svg:y2="30.009cm">
          <text:p/>
        </draw:line>
        <draw:line draw:style-name="gr9" draw:layer="layout" svg:x1="26.3cm" svg:y1="30.009cm" svg:x2="25.999cm" svg:y2="30.009cm">
          <text:p/>
        </draw:line>
        <draw:line draw:style-name="gr9" draw:layer="layout" svg:x1="26.3cm" svg:y1="30.009cm" svg:x2="26.3cm" svg:y2="29.281cm">
          <text:p/>
        </draw:line>
        <draw:line draw:style-name="gr9" draw:layer="layout" svg:x1="26.3cm" svg:y1="29.281cm" svg:x2="25.999cm" svg:y2="29.281cm">
          <text:p/>
        </draw:line>
        <draw:line draw:style-name="gr9" draw:layer="layout" svg:x1="25.999cm" svg:y1="29.281cm" svg:x2="25.999cm" svg:y2="28.554cm">
          <text:p/>
        </draw:line>
        <draw:line draw:style-name="gr9" draw:layer="layout" svg:x1="26.3cm" svg:y1="28.554cm" svg:x2="25.999cm" svg:y2="28.554cm">
          <text:p/>
        </draw:line>
        <draw:line draw:style-name="gr9" draw:layer="layout" svg:x1="26.3cm" svg:y1="28.554cm" svg:x2="26.3cm" svg:y2="27.827cm">
          <text:p/>
        </draw:line>
        <draw:line draw:style-name="gr9" draw:layer="layout" svg:x1="26.3cm" svg:y1="27.827cm" svg:x2="25.999cm" svg:y2="27.827cm">
          <text:p/>
        </draw:line>
        <draw:line draw:style-name="gr9" draw:layer="layout" svg:x1="25.999cm" svg:y1="27.827cm" svg:x2="25.999cm" svg:y2="27.399cm">
          <text:p/>
        </draw:line>
        <draw:frame draw:style-name="gr10" draw:text-style-name="P1" draw:layer="layout" svg:width="3.787cm" svg:height="0.424cm" svg:x="1.27cm" svg:y="6.681cm">
          <draw:text-box>
            <text:p text:style-name="P1"><text:span text:style-name="T1">Cut Width (mm): 0.0</text:span></text:p>
          </draw:text-box>
        </draw:frame>
        <draw:frame draw:style-name="gr11" draw:text-style-name="P2" draw:layer="layout" svg:width="5.6cm" svg:height="3.5cm" svg:x="2.4cm" svg:y="10.1cm">
          <draw:text-box>
            <text:p><text:span text:style-name="T2">MDF 3 mm</text:span></text:p>
          </draw:text-box>
        </draw:frame>
        <draw:g>
          <draw:polyline draw:style-name="gr12" draw:text-style-name="P3" draw:layer="layout" svg:width="1.616cm" svg:height="0.569cm" svg:x="5.776cm" svg:y="23.518cm" svg:viewBox="0 0 1617 570" draw:points="0,206 837,0 1617,248 621,570 0,206">
            <text:p/>
          </draw:polyline>
          <draw:polyline draw:style-name="gr13" draw:text-style-name="P3" draw:layer="layout" svg:width="1.813cm" svg:height="2.168cm" svg:x="2.8cm" svg:y="21.551cm" svg:viewBox="0 0 1814 2169" draw:points="0,503 1554,0 1814,1528 276,2169 0,503">
            <text:p/>
          </draw:polyline>
          <draw:polyline draw:style-name="gr14" draw:text-style-name="P3" draw:layer="layout" svg:width="0.731cm" svg:height="1.003cm" svg:x="3.067cm" svg:y="24.574cm" svg:viewBox="0 0 732 1004" draw:points="0,0 282,0 282,806 732,806 732,1004 0,1004 0,0">
            <text:p/>
          </draw:polyline>
          <draw:polygon draw:style-name="gr15" draw:text-style-name="P3" draw:layer="layout" svg:width="0.285cm" svg:height="1.003cm" svg:x="5.45cm" svg:y="24.574cm" svg:viewBox="0 0 286 1004" draw:points="0,0 286,0 286,1004 0,1004">
            <text:p/>
          </draw:polygon>
          <draw:path draw:style-name="gr16" draw:text-style-name="P3" draw:layer="layout" svg:width="1.006cm" svg:height="1.05cm" svg:x="7.399cm" svg:y="24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17" draw:text-style-name="P3" draw:layer="layout" svg:width="1.742cm" svg:height="1.885cm" svg:x="5.93cm" svg:y="20.5cm" svg:viewBox="0 0 1743 1886" draw:points="902,0 1743,864 1051,1886 0,1323 902,0">
            <text:p/>
          </draw:polyline>
          <draw:polyline draw:style-name="gr18" draw:text-style-name="P3" draw:layer="layout" svg:width="1.558cm" svg:height="0.34cm" svg:x="7.241cm" svg:y="22.404cm" svg:viewBox="0 0 1559 341" draw:points="0,341 255,71 1260,0 1559,234 0,341">
            <text:p/>
          </draw:polyline>
          <draw:polyline draw:style-name="gr19" draw:text-style-name="P3" draw:layer="layout" svg:width="2.109cm" svg:height="0.672cm" svg:x="6.672cm" svg:y="23.101cm" svg:viewBox="0 0 2110 673" draw:points="0,377 877,0 2110,148 1392,673 0,377">
            <text:p/>
          </draw:polyline>
          <draw:polyline draw:style-name="gr20" draw:text-style-name="P3" draw:layer="layout" svg:width="1.642cm" svg:height="1.762cm" svg:x="4.236cm" svg:y="20.904cm" svg:viewBox="0 0 1643 1763" draw:points="307,1763 118,646 0,684 72,0 1643,70 1419,1695 307,1763">
            <text:p/>
          </draw:polyline>
          <draw:polyline draw:style-name="gr21" draw:text-style-name="P3" draw:layer="layout" svg:width="0.423cm" svg:height="1.141cm" svg:x="4.121cm" svg:y="21.551cm" svg:viewBox="0 0 424 1142" draw:points="0,1142 116,38 234,0 424,1116 0,1142">
            <text:p/>
          </draw:polyline>
          <draw:polyline draw:style-name="gr22" draw:text-style-name="P3" draw:layer="layout" svg:width="1.234cm" svg:height="0.372cm" svg:x="6.159cm" svg:y="23.549cm" svg:viewBox="0 0 1235 373" draw:points="548,0 0,172 746,373 1235,217 548,0">
            <text:p/>
          </draw:polyline>
          <draw:line draw:style-name="gr23" draw:text-style-name="P4" draw:layer="layout" svg:x1="8.126cm" svg:y1="24.872cm" svg:x2="8.401cm" svg:y2="24.872cm">
            <text:p/>
          </draw:line>
        </draw:g>
        <draw:g>
          <draw:polyline draw:style-name="gr24" draw:text-style-name="P3" draw:layer="layout" svg:width="1.616cm" svg:height="0.569cm" svg:x="13.776cm" svg:y="23.518cm" svg:viewBox="0 0 1617 570" draw:points="0,206 837,0 1617,248 621,570 0,206">
            <text:p/>
          </draw:polyline>
          <draw:polyline draw:style-name="gr25" draw:text-style-name="P3" draw:layer="layout" svg:width="1.813cm" svg:height="2.168cm" svg:x="10.8cm" svg:y="21.551cm" svg:viewBox="0 0 1814 2169" draw:points="0,503 1554,0 1814,1528 276,2169 0,503">
            <text:p/>
          </draw:polyline>
          <draw:polyline draw:style-name="gr26" draw:text-style-name="P3" draw:layer="layout" svg:width="0.731cm" svg:height="1.003cm" svg:x="11.067cm" svg:y="24.574cm" svg:viewBox="0 0 732 1004" draw:points="0,0 282,0 282,806 732,806 732,1004 0,1004 0,0">
            <text:p/>
          </draw:polyline>
          <draw:polygon draw:style-name="gr27" draw:text-style-name="P3" draw:layer="layout" svg:width="0.285cm" svg:height="1.003cm" svg:x="13.45cm" svg:y="24.574cm" svg:viewBox="0 0 286 1004" draw:points="0,0 286,0 286,1004 0,1004">
            <text:p/>
          </draw:polygon>
          <draw:path draw:style-name="gr28" draw:text-style-name="P3" draw:layer="layout" svg:width="1.006cm" svg:height="1.05cm" svg:x="15.399cm" svg:y="24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29" draw:text-style-name="P3" draw:layer="layout" svg:width="1.742cm" svg:height="1.885cm" svg:x="13.93cm" svg:y="20.5cm" svg:viewBox="0 0 1743 1886" draw:points="902,0 1743,864 1051,1886 0,1323 902,0">
            <text:p/>
          </draw:polyline>
          <draw:polyline draw:style-name="gr30" draw:text-style-name="P3" draw:layer="layout" svg:width="1.558cm" svg:height="0.34cm" svg:x="15.241cm" svg:y="22.404cm" svg:viewBox="0 0 1559 341" draw:points="0,341 255,71 1260,0 1559,234 0,341">
            <text:p/>
          </draw:polyline>
          <draw:polyline draw:style-name="gr31" draw:text-style-name="P3" draw:layer="layout" svg:width="2.109cm" svg:height="0.672cm" svg:x="14.672cm" svg:y="23.101cm" svg:viewBox="0 0 2110 673" draw:points="0,377 877,0 2110,148 1392,673 0,377">
            <text:p/>
          </draw:polyline>
          <draw:polyline draw:style-name="gr32" draw:text-style-name="P3" draw:layer="layout" svg:width="1.642cm" svg:height="1.762cm" svg:x="12.236cm" svg:y="20.904cm" svg:viewBox="0 0 1643 1763" draw:points="307,1763 118,646 0,684 72,0 1643,70 1419,1695 307,1763">
            <text:p/>
          </draw:polyline>
          <draw:polyline draw:style-name="gr33" draw:text-style-name="P3" draw:layer="layout" svg:width="0.423cm" svg:height="1.141cm" svg:x="12.121cm" svg:y="21.551cm" svg:viewBox="0 0 424 1142" draw:points="0,1142 116,38 234,0 424,1116 0,1142">
            <text:p/>
          </draw:polyline>
          <draw:polyline draw:style-name="gr34" draw:text-style-name="P3" draw:layer="layout" svg:width="1.234cm" svg:height="0.372cm" svg:x="14.159cm" svg:y="23.549cm" svg:viewBox="0 0 1235 373" draw:points="548,0 0,172 746,373 1235,217 548,0">
            <text:p/>
          </draw:polyline>
          <draw:line draw:style-name="gr35" draw:text-style-name="P4" draw:layer="layout" svg:x1="16.126cm" svg:y1="24.872cm" svg:x2="16.401cm" svg:y2="24.872cm">
            <text:p/>
          </draw:line>
        </draw:g>
        <draw:g>
          <draw:polyline draw:style-name="gr36" draw:text-style-name="P3" draw:layer="layout" svg:width="1.616cm" svg:height="0.569cm" svg:x="22.076cm" svg:y="23.518cm" svg:viewBox="0 0 1617 570" draw:points="0,206 837,0 1617,248 621,570 0,206">
            <text:p/>
          </draw:polyline>
          <draw:polyline draw:style-name="gr37" draw:text-style-name="P3" draw:layer="layout" svg:width="1.813cm" svg:height="2.168cm" svg:x="19.1cm" svg:y="21.551cm" svg:viewBox="0 0 1814 2169" draw:points="0,503 1554,0 1814,1528 276,2169 0,503">
            <text:p/>
          </draw:polyline>
          <draw:polyline draw:style-name="gr38" draw:text-style-name="P3" draw:layer="layout" svg:width="0.731cm" svg:height="1.003cm" svg:x="19.367cm" svg:y="24.574cm" svg:viewBox="0 0 732 1004" draw:points="0,0 282,0 282,806 732,806 732,1004 0,1004 0,0">
            <text:p/>
          </draw:polyline>
          <draw:polygon draw:style-name="gr39" draw:text-style-name="P3" draw:layer="layout" svg:width="0.285cm" svg:height="1.003cm" svg:x="21.75cm" svg:y="24.574cm" svg:viewBox="0 0 286 1004" draw:points="0,0 286,0 286,1004 0,1004">
            <text:p/>
          </draw:polygon>
          <draw:path draw:style-name="gr40" draw:text-style-name="P3" draw:layer="layout" svg:width="1.006cm" svg:height="1.05cm" svg:x="23.699cm" svg:y="24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41" draw:text-style-name="P3" draw:layer="layout" svg:width="1.742cm" svg:height="1.885cm" svg:x="22.23cm" svg:y="20.5cm" svg:viewBox="0 0 1743 1886" draw:points="902,0 1743,864 1051,1886 0,1323 902,0">
            <text:p/>
          </draw:polyline>
          <draw:polyline draw:style-name="gr42" draw:text-style-name="P3" draw:layer="layout" svg:width="1.558cm" svg:height="0.34cm" svg:x="23.541cm" svg:y="22.404cm" svg:viewBox="0 0 1559 341" draw:points="0,341 255,71 1260,0 1559,234 0,341">
            <text:p/>
          </draw:polyline>
          <draw:polyline draw:style-name="gr43" draw:text-style-name="P3" draw:layer="layout" svg:width="2.109cm" svg:height="0.672cm" svg:x="22.972cm" svg:y="23.101cm" svg:viewBox="0 0 2110 673" draw:points="0,377 877,0 2110,148 1392,673 0,377">
            <text:p/>
          </draw:polyline>
          <draw:polyline draw:style-name="gr44" draw:text-style-name="P3" draw:layer="layout" svg:width="1.642cm" svg:height="1.762cm" svg:x="20.536cm" svg:y="20.904cm" svg:viewBox="0 0 1643 1763" draw:points="307,1763 118,646 0,684 72,0 1643,70 1419,1695 307,1763">
            <text:p/>
          </draw:polyline>
          <draw:polyline draw:style-name="gr45" draw:text-style-name="P3" draw:layer="layout" svg:width="0.423cm" svg:height="1.141cm" svg:x="20.421cm" svg:y="21.551cm" svg:viewBox="0 0 424 1142" draw:points="0,1142 116,38 234,0 424,1116 0,1142">
            <text:p/>
          </draw:polyline>
          <draw:polyline draw:style-name="gr46" draw:text-style-name="P3" draw:layer="layout" svg:width="1.234cm" svg:height="0.372cm" svg:x="22.459cm" svg:y="23.549cm" svg:viewBox="0 0 1235 373" draw:points="548,0 0,172 746,373 1235,217 548,0">
            <text:p/>
          </draw:polyline>
          <draw:line draw:style-name="gr47" draw:text-style-name="P4" draw:layer="layout" svg:x1="24.426cm" svg:y1="24.872cm" svg:x2="24.701cm" svg:y2="24.872cm">
            <text:p/>
          </draw:line>
        </draw:g>
        <draw:g>
          <draw:polyline draw:style-name="gr48" draw:text-style-name="P3" draw:layer="layout" svg:width="1.616cm" svg:height="0.569cm" svg:x="5.776cm" svg:y="31.518cm" svg:viewBox="0 0 1617 570" draw:points="0,206 837,0 1617,248 621,570 0,206">
            <text:p/>
          </draw:polyline>
          <draw:polyline draw:style-name="gr49" draw:text-style-name="P3" draw:layer="layout" svg:width="1.813cm" svg:height="2.168cm" svg:x="2.8cm" svg:y="29.551cm" svg:viewBox="0 0 1814 2169" draw:points="0,503 1554,0 1814,1528 276,2169 0,503">
            <text:p/>
          </draw:polyline>
          <draw:polyline draw:style-name="gr50" draw:text-style-name="P3" draw:layer="layout" svg:width="0.731cm" svg:height="1.003cm" svg:x="3.067cm" svg:y="32.574cm" svg:viewBox="0 0 732 1004" draw:points="0,0 282,0 282,806 732,806 732,1004 0,1004 0,0">
            <text:p/>
          </draw:polyline>
          <draw:polygon draw:style-name="gr51" draw:text-style-name="P3" draw:layer="layout" svg:width="0.285cm" svg:height="1.003cm" svg:x="5.45cm" svg:y="32.574cm" svg:viewBox="0 0 286 1004" draw:points="0,0 286,0 286,1004 0,1004">
            <text:p/>
          </draw:polygon>
          <draw:path draw:style-name="gr52" draw:text-style-name="P3" draw:layer="layout" svg:width="1.006cm" svg:height="1.05cm" svg:x="7.399cm" svg:y="32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53" draw:text-style-name="P3" draw:layer="layout" svg:width="1.742cm" svg:height="1.885cm" svg:x="5.93cm" svg:y="28.5cm" svg:viewBox="0 0 1743 1886" draw:points="902,0 1743,864 1051,1886 0,1323 902,0">
            <text:p/>
          </draw:polyline>
          <draw:polyline draw:style-name="gr54" draw:text-style-name="P3" draw:layer="layout" svg:width="1.558cm" svg:height="0.34cm" svg:x="7.241cm" svg:y="30.404cm" svg:viewBox="0 0 1559 341" draw:points="0,341 255,71 1260,0 1559,234 0,341">
            <text:p/>
          </draw:polyline>
          <draw:polyline draw:style-name="gr55" draw:text-style-name="P3" draw:layer="layout" svg:width="2.109cm" svg:height="0.672cm" svg:x="6.672cm" svg:y="31.101cm" svg:viewBox="0 0 2110 673" draw:points="0,377 877,0 2110,148 1392,673 0,377">
            <text:p/>
          </draw:polyline>
          <draw:polyline draw:style-name="gr56" draw:text-style-name="P3" draw:layer="layout" svg:width="1.642cm" svg:height="1.762cm" svg:x="4.236cm" svg:y="28.904cm" svg:viewBox="0 0 1643 1763" draw:points="307,1763 118,646 0,684 72,0 1643,70 1419,1695 307,1763">
            <text:p/>
          </draw:polyline>
          <draw:polyline draw:style-name="gr57" draw:text-style-name="P3" draw:layer="layout" svg:width="0.423cm" svg:height="1.141cm" svg:x="4.121cm" svg:y="29.551cm" svg:viewBox="0 0 424 1142" draw:points="0,1142 116,38 234,0 424,1116 0,1142">
            <text:p/>
          </draw:polyline>
          <draw:polyline draw:style-name="gr58" draw:text-style-name="P3" draw:layer="layout" svg:width="1.234cm" svg:height="0.372cm" svg:x="6.159cm" svg:y="31.549cm" svg:viewBox="0 0 1235 373" draw:points="548,0 0,172 746,373 1235,217 548,0">
            <text:p/>
          </draw:polyline>
          <draw:line draw:style-name="gr59" draw:text-style-name="P4" draw:layer="layout" svg:x1="8.126cm" svg:y1="32.872cm" svg:x2="8.401cm" svg:y2="32.872cm">
            <text:p/>
          </draw:line>
        </draw:g>
        <draw:g>
          <draw:polyline draw:style-name="gr60" draw:text-style-name="P3" draw:layer="layout" svg:width="1.616cm" svg:height="0.569cm" svg:x="13.776cm" svg:y="31.518cm" svg:viewBox="0 0 1617 570" draw:points="0,206 837,0 1617,248 621,570 0,206">
            <text:p/>
          </draw:polyline>
          <draw:polyline draw:style-name="gr61" draw:text-style-name="P3" draw:layer="layout" svg:width="1.813cm" svg:height="2.168cm" svg:x="10.8cm" svg:y="29.551cm" svg:viewBox="0 0 1814 2169" draw:points="0,503 1554,0 1814,1528 276,2169 0,503">
            <text:p/>
          </draw:polyline>
          <draw:polyline draw:style-name="gr62" draw:text-style-name="P3" draw:layer="layout" svg:width="0.731cm" svg:height="1.003cm" svg:x="11.067cm" svg:y="32.574cm" svg:viewBox="0 0 732 1004" draw:points="0,0 282,0 282,806 732,806 732,1004 0,1004 0,0">
            <text:p/>
          </draw:polyline>
          <draw:polygon draw:style-name="gr63" draw:text-style-name="P3" draw:layer="layout" svg:width="0.285cm" svg:height="1.003cm" svg:x="13.45cm" svg:y="32.574cm" svg:viewBox="0 0 286 1004" draw:points="0,0 286,0 286,1004 0,1004">
            <text:p/>
          </draw:polygon>
          <draw:path draw:style-name="gr64" draw:text-style-name="P3" draw:layer="layout" svg:width="1.006cm" svg:height="1.05cm" svg:x="15.399cm" svg:y="32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65" draw:text-style-name="P3" draw:layer="layout" svg:width="1.742cm" svg:height="1.885cm" svg:x="13.93cm" svg:y="28.5cm" svg:viewBox="0 0 1743 1886" draw:points="902,0 1743,864 1051,1886 0,1323 902,0">
            <text:p/>
          </draw:polyline>
          <draw:polyline draw:style-name="gr66" draw:text-style-name="P3" draw:layer="layout" svg:width="1.558cm" svg:height="0.34cm" svg:x="15.241cm" svg:y="30.404cm" svg:viewBox="0 0 1559 341" draw:points="0,341 255,71 1260,0 1559,234 0,341">
            <text:p/>
          </draw:polyline>
          <draw:polyline draw:style-name="gr67" draw:text-style-name="P3" draw:layer="layout" svg:width="2.109cm" svg:height="0.672cm" svg:x="14.672cm" svg:y="31.101cm" svg:viewBox="0 0 2110 673" draw:points="0,377 877,0 2110,148 1392,673 0,377">
            <text:p/>
          </draw:polyline>
          <draw:polyline draw:style-name="gr68" draw:text-style-name="P3" draw:layer="layout" svg:width="1.642cm" svg:height="1.762cm" svg:x="12.236cm" svg:y="28.904cm" svg:viewBox="0 0 1643 1763" draw:points="307,1763 118,646 0,684 72,0 1643,70 1419,1695 307,1763">
            <text:p/>
          </draw:polyline>
          <draw:polyline draw:style-name="gr69" draw:text-style-name="P3" draw:layer="layout" svg:width="0.423cm" svg:height="1.141cm" svg:x="12.121cm" svg:y="29.551cm" svg:viewBox="0 0 424 1142" draw:points="0,1142 116,38 234,0 424,1116 0,1142">
            <text:p/>
          </draw:polyline>
          <draw:polyline draw:style-name="gr70" draw:text-style-name="P3" draw:layer="layout" svg:width="1.234cm" svg:height="0.372cm" svg:x="14.159cm" svg:y="31.549cm" svg:viewBox="0 0 1235 373" draw:points="548,0 0,172 746,373 1235,217 548,0">
            <text:p/>
          </draw:polyline>
          <draw:line draw:style-name="gr71" draw:text-style-name="P4" draw:layer="layout" svg:x1="16.126cm" svg:y1="32.872cm" svg:x2="16.401cm" svg:y2="32.872cm">
            <text:p/>
          </draw:line>
        </draw:g>
        <draw:g>
          <draw:polyline draw:style-name="gr72" draw:text-style-name="P3" draw:layer="layout" svg:width="1.616cm" svg:height="0.569cm" svg:x="22.076cm" svg:y="31.518cm" svg:viewBox="0 0 1617 570" draw:points="0,206 837,0 1617,248 621,570 0,206">
            <text:p/>
          </draw:polyline>
          <draw:polyline draw:style-name="gr73" draw:text-style-name="P3" draw:layer="layout" svg:width="1.813cm" svg:height="2.168cm" svg:x="19.1cm" svg:y="29.551cm" svg:viewBox="0 0 1814 2169" draw:points="0,503 1554,0 1814,1528 276,2169 0,503">
            <text:p/>
          </draw:polyline>
          <draw:polyline draw:style-name="gr74" draw:text-style-name="P3" draw:layer="layout" svg:width="0.731cm" svg:height="1.003cm" svg:x="19.367cm" svg:y="32.574cm" svg:viewBox="0 0 732 1004" draw:points="0,0 282,0 282,806 732,806 732,1004 0,1004 0,0">
            <text:p/>
          </draw:polyline>
          <draw:polygon draw:style-name="gr75" draw:text-style-name="P3" draw:layer="layout" svg:width="0.285cm" svg:height="1.003cm" svg:x="21.75cm" svg:y="32.574cm" svg:viewBox="0 0 286 1004" draw:points="0,0 286,0 286,1004 0,1004">
            <text:p/>
          </draw:polygon>
          <draw:path draw:style-name="gr76" draw:text-style-name="P3" draw:layer="layout" svg:width="1.006cm" svg:height="1.05cm" svg:x="23.699cm" svg:y="32.549cm" svg:viewBox="0 0 1007 1051" svg:d="m725 325c-15-104-97-133-173-133-191 0-260 167-260 335 0 235 129 334 297 334 51 0 103-8 154-17v-195h-212v-190h473v536c-146 35-294 56-443 56-108 0-258-17-375-104-128-96-186-255-186-415 0-121 36-289 150-398 119-113 294-134 415-134 157 0 286 33 367 117 72 76 74 160 75 208">
            <text:p/>
          </draw:path>
          <draw:polyline draw:style-name="gr77" draw:text-style-name="P3" draw:layer="layout" svg:width="1.742cm" svg:height="1.885cm" svg:x="22.23cm" svg:y="28.5cm" svg:viewBox="0 0 1743 1886" draw:points="902,0 1743,864 1051,1886 0,1323 902,0">
            <text:p/>
          </draw:polyline>
          <draw:polyline draw:style-name="gr78" draw:text-style-name="P3" draw:layer="layout" svg:width="1.558cm" svg:height="0.34cm" svg:x="23.541cm" svg:y="30.404cm" svg:viewBox="0 0 1559 341" draw:points="0,341 255,71 1260,0 1559,234 0,341">
            <text:p/>
          </draw:polyline>
          <draw:polyline draw:style-name="gr79" draw:text-style-name="P3" draw:layer="layout" svg:width="2.109cm" svg:height="0.672cm" svg:x="22.972cm" svg:y="31.101cm" svg:viewBox="0 0 2110 673" draw:points="0,377 877,0 2110,148 1392,673 0,377">
            <text:p/>
          </draw:polyline>
          <draw:polyline draw:style-name="gr80" draw:text-style-name="P3" draw:layer="layout" svg:width="1.642cm" svg:height="1.762cm" svg:x="20.536cm" svg:y="28.904cm" svg:viewBox="0 0 1643 1763" draw:points="307,1763 118,646 0,684 72,0 1643,70 1419,1695 307,1763">
            <text:p/>
          </draw:polyline>
          <draw:polyline draw:style-name="gr81" draw:text-style-name="P3" draw:layer="layout" svg:width="0.423cm" svg:height="1.141cm" svg:x="20.421cm" svg:y="29.551cm" svg:viewBox="0 0 424 1142" draw:points="0,1142 116,38 234,0 424,1116 0,1142">
            <text:p/>
          </draw:polyline>
          <draw:polyline draw:style-name="gr82" draw:text-style-name="P3" draw:layer="layout" svg:width="1.234cm" svg:height="0.372cm" svg:x="22.459cm" svg:y="31.549cm" svg:viewBox="0 0 1235 373" draw:points="548,0 0,172 746,373 1235,217 548,0">
            <text:p/>
          </draw:polyline>
          <draw:line draw:style-name="gr83" draw:text-style-name="P4" draw:layer="layout" svg:x1="24.426cm" svg:y1="32.872cm" svg:x2="24.701cm" svg:y2="32.8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99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MacOSX_x86 LibreOffice_project/5464147a081647a250913f19c0715bca595af2f</meta:generator>
    <dc:date>2013-09-22T15:52:18</dc:date>
    <dc:creator>Didier Donsez</dc:creator>
    <meta:editing-duration>PT2M13S</meta:editing-duration>
    <meta:editing-cycles>5</meta:editing-cycles>
    <meta:document-statistic meta:object-count="592"/>
  </office:meta>
</office:document-meta>
</file>